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75pt"/>
    </style:style>
    <style:style style:name="co3" style:family="table-column">
      <style:table-column-properties fo:break-before="auto" style:column-width="96.8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104.66pt"/>
    </style:style>
    <style:style style:name="co7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6pt" svg:height="254.78pt" svg:x="13.89pt" svg:y="884.41pt">
            <loext:p draw:notify-on-update-of-ranges="Sheet1.C3:Sheet1.C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78pt" svg:x="470.15pt" svg:y="885pt">
            <loext:p draw:notify-on-update-of-ranges="Sheet1.D3:Sheet1.D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75pt" svg:x="9.67pt" svg:y="1164.19pt">
            <loext:p draw:notify-on-update-of-ranges="Sheet1.E3:Sheet1.E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6pt" svg:height="254.78pt" svg:x="468.34pt" svg:y="1152pt">
            <loext:p draw:notify-on-update-of-ranges="Sheet1.G3:Sheet1.G6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23pt" svg:height="254.78pt" svg:x="1.81pt" svg:y="1422.6pt">
            <loext:p draw:notify-on-update-of-ranges="Sheet1.H3:Sheet1.H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23pt" svg:height="254.78pt" svg:x="459.3pt" svg:y="1425.63pt">
            <loext:p draw:notify-on-update-of-ranges="Sheet1.I3:Sheet1.I6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Problem Size = 10000</text:p>
          </table:table-cell>
          <table:table-cell office:value-type="string" calcext:value-type="string">
            <text:p>Time Steps = 50</text:p>
          </table:table-cell>
          <table:table-cell office:value-type="float" office:value="14.517488" calcext:value-type="float">
            <text:p>14.517488</text:p>
          </table:table-cell>
          <table:table-cell/>
          <table:table-cell office:value-type="string" calcext:value-type="string">
            <text:p>Problem Size = 50000</text:p>
          </table:table-cell>
          <table:table-cell office:value-type="string" calcext:value-type="string">
            <text:p>Time Steps = 20</text:p>
          </table:table-cell>
          <table:table-cell office:value-type="float" office:value="153.949" calcext:value-type="float">
            <text:p>153.949</text:p>
          </table:table-cell>
          <table:table-cell table:style-name="Default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ile Leng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Speedup</text:p>
          </table:table-cell>
          <table:table-cell table:style-name="Default" office:value-type="string" calcext:value-type="string">
            <text:p>Effici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UP(10000/[.A3])" office:value-type="float" office:value="10000" calcext:value-type="float">
            <text:p>10000</text:p>
          </table:table-cell>
          <table:table-cell office:value-type="float" office:value="14.517488" calcext:value-type="float">
            <text:p>14.517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50000/[.A3])" office:value-type="float" office:value="50000" calcext:value-type="float">
            <text:p>50000</text:p>
          </table:table-cell>
          <table:table-cell office:value-type="float" office:value="153.949" calcext:value-type="float">
            <text:p>153.9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UP(10000/[.A4])" office:value-type="float" office:value="5000" calcext:value-type="float">
            <text:p>5000</text:p>
          </table:table-cell>
          <table:table-cell office:value-type="float" office:value="12.280338" calcext:value-type="float">
            <text:p>12.280338</text:p>
          </table:table-cell>
          <table:table-cell table:formula="of:=[.C3]/[.C4]" office:value-type="float" office:value="1.1821733245453" calcext:value-type="float">
            <text:p>1.1821733245</text:p>
          </table:table-cell>
          <table:table-cell table:formula="of:=[.$D$1]/([.A4]*[.C4]) * 100" office:value-type="float" office:value="59.1086662272651" calcext:value-type="float">
            <text:p>59.1086662273</text:p>
          </table:table-cell>
          <table:table-cell table:formula="of:=ROUNDUP(50000/[.A4])" office:value-type="float" office:value="25000" calcext:value-type="float">
            <text:p>25000</text:p>
          </table:table-cell>
          <table:table-cell office:value-type="float" office:value="125.380821" calcext:value-type="float">
            <text:p>125.380821</text:p>
          </table:table-cell>
          <table:table-cell table:formula="of:=[.$H$1]/[.G4]" office:value-type="float" office:value="1.22785126761931" calcext:value-type="float">
            <text:p>1.2278512676</text:p>
          </table:table-cell>
          <table:table-cell table:formula="of:=[.$H$1]/([.A4]*[.G4]) * 100" office:value-type="float" office:value="61.3925633809656" calcext:value-type="float">
            <text:p>61.392563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UP(10000/[.A5])" office:value-type="float" office:value="3334" calcext:value-type="float">
            <text:p>3334</text:p>
          </table:table-cell>
          <table:table-cell office:value-type="float" office:value="9.655753" calcext:value-type="float">
            <text:p>9.655753</text:p>
          </table:table-cell>
          <table:table-cell table:formula="of:=[.C3]/[.C5]" office:value-type="float" office:value="1.50350656235718" calcext:value-type="float">
            <text:p>1.5035065624</text:p>
          </table:table-cell>
          <table:table-cell table:formula="of:=[.$D$1]/([.A5]*[.C5]) * 100" office:value-type="float" office:value="50.1168854119059" calcext:value-type="float">
            <text:p>50.1168854119</text:p>
          </table:table-cell>
          <table:table-cell table:formula="of:=ROUNDUP(50000/[.A5])" office:value-type="float" office:value="16667" calcext:value-type="float">
            <text:p>16667</text:p>
          </table:table-cell>
          <table:table-cell office:value-type="float" office:value="132.555891" calcext:value-type="float">
            <text:p>132.555891</text:p>
          </table:table-cell>
          <table:table-cell table:formula="of:=[.$H$1]/[.G5]" office:value-type="float" office:value="1.16138934934246" calcext:value-type="float">
            <text:p>1.1613893493</text:p>
          </table:table-cell>
          <table:table-cell table:formula="of:=[.$H$1]/([.A5]*[.G5]) * 100" office:value-type="float" office:value="38.7129783114153" calcext:value-type="float">
            <text:p>38.7129783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UP(10000/[.A6])" office:value-type="float" office:value="2500" calcext:value-type="float">
            <text:p>2500</text:p>
          </table:table-cell>
          <table:table-cell office:value-type="float" office:value="6.202795" calcext:value-type="float">
            <text:p>6.202795</text:p>
          </table:table-cell>
          <table:table-cell table:formula="of:=[.C3]/[.C6]" office:value-type="float" office:value="2.34047522125106" calcext:value-type="float">
            <text:p>2.3404752213</text:p>
          </table:table-cell>
          <table:table-cell table:formula="of:=[.$D$1]/([.A6]*[.C6]) * 100" office:value-type="float" office:value="58.5118805312766" calcext:value-type="float">
            <text:p>58.5118805313</text:p>
          </table:table-cell>
          <table:table-cell table:formula="of:=ROUNDUP(50000/[.A6])" office:value-type="float" office:value="12500" calcext:value-type="float">
            <text:p>12500</text:p>
          </table:table-cell>
          <table:table-cell office:value-type="float" office:value="98.29184" calcext:value-type="float">
            <text:p>98.29184</text:p>
          </table:table-cell>
          <table:table-cell table:formula="of:=[.$H$1]/[.G6]" office:value-type="float" office:value="1.56624395270248" calcext:value-type="float">
            <text:p>1.5662439527</text:p>
          </table:table-cell>
          <table:table-cell table:formula="of:=[.$H$1]/([.A6]*[.G6]) * 100" office:value-type="float" office:value="39.1560988175621" calcext:value-type="float">
            <text:p>39.1560988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UP(10000/[.A7])" office:value-type="float" office:value="2000" calcext:value-type="float">
            <text:p>2000</text:p>
          </table:table-cell>
          <table:table-cell office:value-type="float" office:value="7.536446" calcext:value-type="float">
            <text:p>7.536446</text:p>
          </table:table-cell>
          <table:table-cell table:formula="of:=[.C3]/[.C7]" office:value-type="float" office:value="1.92630425534795" calcext:value-type="float">
            <text:p>1.9263042553</text:p>
          </table:table-cell>
          <table:table-cell table:formula="of:=[.$D$1]/([.A7]*[.C7]) * 100" office:value-type="float" office:value="38.5260851069589" calcext:value-type="float">
            <text:p>38.526085107</text:p>
          </table:table-cell>
          <table:table-cell table:formula="of:=ROUNDUP(50000/[.A7])" office:value-type="float" office:value="10000" calcext:value-type="float">
            <text:p>10000</text:p>
          </table:table-cell>
          <table:table-cell office:value-type="float" office:value="78.373527" calcext:value-type="float">
            <text:p>78.373527</text:p>
          </table:table-cell>
          <table:table-cell table:formula="of:=[.$H$1]/[.G7]" office:value-type="float" office:value="1.96429848053157" calcext:value-type="float">
            <text:p>1.9642984805</text:p>
          </table:table-cell>
          <table:table-cell table:formula="of:=[.$H$1]/([.A7]*[.G7]) * 100" office:value-type="float" office:value="39.2859696106314" calcext:value-type="float">
            <text:p>39.2859696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UP(10000/[.A8])" office:value-type="float" office:value="1667" calcext:value-type="float">
            <text:p>1667</text:p>
          </table:table-cell>
          <table:table-cell office:value-type="float" office:value="4.843058" calcext:value-type="float">
            <text:p>4.843058</text:p>
          </table:table-cell>
          <table:table-cell table:formula="of:=[.C3]/[.C8]" office:value-type="float" office:value="2.99758706172835" calcext:value-type="float">
            <text:p>2.9975870617</text:p>
          </table:table-cell>
          <table:table-cell table:formula="of:=[.$D$1]/([.A8]*[.C8]) * 100" office:value-type="float" office:value="49.9597843621392" calcext:value-type="float">
            <text:p>49.9597843621</text:p>
          </table:table-cell>
          <table:table-cell table:formula="of:=ROUNDUP(50000/[.A8])" office:value-type="float" office:value="8334" calcext:value-type="float">
            <text:p>8334</text:p>
          </table:table-cell>
          <table:table-cell office:value-type="float" office:value="64.330874" calcext:value-type="float">
            <text:p>64.330874</text:p>
          </table:table-cell>
          <table:table-cell table:formula="of:=[.$H$1]/[.G8]" office:value-type="float" office:value="2.39308111996116" calcext:value-type="float">
            <text:p>2.39308112</text:p>
          </table:table-cell>
          <table:table-cell table:formula="of:=[.$H$1]/([.A8]*[.G8]) * 100" office:value-type="float" office:value="39.8846853326859" calcext:value-type="float">
            <text:p>39.8846853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UP(10000/[.A9])" office:value-type="float" office:value="1429" calcext:value-type="float">
            <text:p>1429</text:p>
          </table:table-cell>
          <table:table-cell office:value-type="float" office:value="6.984708" calcext:value-type="float">
            <text:p>6.984708</text:p>
          </table:table-cell>
          <table:table-cell table:formula="of:=[.C3]/[.C9]" office:value-type="float" office:value="2.07846741767873" calcext:value-type="float">
            <text:p>2.0784674177</text:p>
          </table:table-cell>
          <table:table-cell table:formula="of:=[.$D$1]/([.A9]*[.C9]) * 100" office:value-type="float" office:value="29.6923916811248" calcext:value-type="float">
            <text:p>29.6923916811</text:p>
          </table:table-cell>
          <table:table-cell table:formula="of:=ROUNDUP(50000/[.A9])" office:value-type="float" office:value="7143" calcext:value-type="float">
            <text:p>7143</text:p>
          </table:table-cell>
          <table:table-cell office:value-type="float" office:value="57.822063" calcext:value-type="float">
            <text:p>57.822063</text:p>
          </table:table-cell>
          <table:table-cell table:formula="of:=[.$H$1]/[.G9]" office:value-type="float" office:value="2.6624612131186" calcext:value-type="float">
            <text:p>2.6624612131</text:p>
          </table:table-cell>
          <table:table-cell table:formula="of:=[.$H$1]/([.A9]*[.G9]) * 100" office:value-type="float" office:value="38.0351601874085" calcext:value-type="float">
            <text:p>38.0351601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UP(10000/[.A10])" office:value-type="float" office:value="1250" calcext:value-type="float">
            <text:p>1250</text:p>
          </table:table-cell>
          <table:table-cell office:value-type="float" office:value="4.222628" calcext:value-type="float">
            <text:p>4.222628</text:p>
          </table:table-cell>
          <table:table-cell table:formula="of:=[.C3]/[.C10]" office:value-type="float" office:value="3.43802200904271" calcext:value-type="float">
            <text:p>3.438022009</text:p>
          </table:table-cell>
          <table:table-cell table:formula="of:=[.$D$1]/([.A10]*[.C10]) * 100" office:value-type="float" office:value="42.9752751130339" calcext:value-type="float">
            <text:p>42.975275113</text:p>
          </table:table-cell>
          <table:table-cell table:formula="of:=ROUNDUP(50000/[.A10])" office:value-type="float" office:value="6250" calcext:value-type="float">
            <text:p>6250</text:p>
          </table:table-cell>
          <table:table-cell office:value-type="float" office:value="50.372249" calcext:value-type="float">
            <text:p>50.372249</text:p>
          </table:table-cell>
          <table:table-cell table:formula="of:=[.$H$1]/[.G10]" office:value-type="float" office:value="3.05622645516582" calcext:value-type="float">
            <text:p>3.0562264552</text:p>
          </table:table-cell>
          <table:table-cell table:formula="of:=[.$H$1]/([.A10]*[.G10]) * 100" office:value-type="float" office:value="38.2028306895727" calcext:value-type="float">
            <text:p>38.2028306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UP(10000/[.A11])" office:value-type="float" office:value="1112" calcext:value-type="float">
            <text:p>1112</text:p>
          </table:table-cell>
          <table:table-cell office:value-type="float" office:value="6.305466" calcext:value-type="float">
            <text:p>6.305466</text:p>
          </table:table-cell>
          <table:table-cell table:formula="of:=[.C3]/[.C11]" office:value-type="float" office:value="2.30236559835546" calcext:value-type="float">
            <text:p>2.3023655984</text:p>
          </table:table-cell>
          <table:table-cell table:formula="of:=[.$D$1]/([.A11]*[.C11]) * 100" office:value-type="float" office:value="25.5818399817273" calcext:value-type="float">
            <text:p>25.5818399817</text:p>
          </table:table-cell>
          <table:table-cell table:formula="of:=ROUNDUP(50000/[.A11])" office:value-type="float" office:value="5556" calcext:value-type="float">
            <text:p>5556</text:p>
          </table:table-cell>
          <table:table-cell office:value-type="float" office:value="49.68061" calcext:value-type="float">
            <text:p>49.68061</text:p>
          </table:table-cell>
          <table:table-cell table:formula="of:=[.$H$1]/[.G11]" office:value-type="float" office:value="3.09877435079803" calcext:value-type="float">
            <text:p>3.0987743508</text:p>
          </table:table-cell>
          <table:table-cell table:formula="of:=[.$H$1]/([.A11]*[.G11]) * 100" office:value-type="float" office:value="34.4308261199781" calcext:value-type="float">
            <text:p>34.43082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UP(10000/[.A12])" office:value-type="float" office:value="1000" calcext:value-type="float">
            <text:p>1000</text:p>
          </table:table-cell>
          <table:table-cell office:value-type="float" office:value="3.789339" calcext:value-type="float">
            <text:p>3.789339</text:p>
          </table:table-cell>
          <table:table-cell table:formula="of:=[.C3]/[.C12]" office:value-type="float" office:value="3.83113994287658" calcext:value-type="float">
            <text:p>3.8311399429</text:p>
          </table:table-cell>
          <table:table-cell table:formula="of:=[.$D$1]/([.A12]*[.C12]) * 100" office:value-type="float" office:value="38.3113994287658" calcext:value-type="float">
            <text:p>38.3113994288</text:p>
          </table:table-cell>
          <table:table-cell table:formula="of:=ROUNDUP(50000/[.A12])" office:value-type="float" office:value="5000" calcext:value-type="float">
            <text:p>5000</text:p>
          </table:table-cell>
          <table:table-cell office:value-type="float" office:value="44.166865" calcext:value-type="float">
            <text:p>44.166865</text:p>
          </table:table-cell>
          <table:table-cell table:formula="of:=[.$H$1]/[.G12]" office:value-type="float" office:value="3.48562208343291" calcext:value-type="float">
            <text:p>3.4856220834</text:p>
          </table:table-cell>
          <table:table-cell table:formula="of:=[.$H$1]/([.A12]*[.G12]) * 100" office:value-type="float" office:value="34.8562208343291" calcext:value-type="float">
            <text:p>34.8562208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UP(10000/[.A13])" office:value-type="float" office:value="910" calcext:value-type="float">
            <text:p>910</text:p>
          </table:table-cell>
          <table:table-cell office:value-type="float" office:value="3.845785" calcext:value-type="float">
            <text:p>3.845785</text:p>
          </table:table-cell>
          <table:table-cell table:formula="of:=[.C3]/[.C13]" office:value-type="float" office:value="3.77490889376291" calcext:value-type="float">
            <text:p>3.7749088938</text:p>
          </table:table-cell>
          <table:table-cell table:formula="of:=[.$D$1]/([.A13]*[.C13]) * 100" office:value-type="float" office:value="34.3173535796628" calcext:value-type="float">
            <text:p>34.3173535797</text:p>
          </table:table-cell>
          <table:table-cell table:formula="of:=ROUNDUP(50000/[.A13])" office:value-type="float" office:value="4546" calcext:value-type="float">
            <text:p>4546</text:p>
          </table:table-cell>
          <table:table-cell office:value-type="float" office:value="47.635841" calcext:value-type="float">
            <text:p>47.635841</text:p>
          </table:table-cell>
          <table:table-cell table:formula="of:=[.$H$1]/[.G13]" office:value-type="float" office:value="3.23178927396285" calcext:value-type="float">
            <text:p>3.231789274</text:p>
          </table:table-cell>
          <table:table-cell table:formula="of:=[.$H$1]/([.A13]*[.G13]) * 100" office:value-type="float" office:value="29.3799024905714" calcext:value-type="float">
            <text:p>29.3799024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UP(10000/[.A14])" office:value-type="float" office:value="834" calcext:value-type="float">
            <text:p>834</text:p>
          </table:table-cell>
          <table:table-cell office:value-type="float" office:value="3.555814" calcext:value-type="float">
            <text:p>3.555814</text:p>
          </table:table-cell>
          <table:table-cell table:formula="of:=[.C3]/[.C14]" office:value-type="float" office:value="4.08274673534667" calcext:value-type="float">
            <text:p>4.0827467353</text:p>
          </table:table-cell>
          <table:table-cell table:formula="of:=[.$D$1]/([.A14]*[.C14]) * 100" office:value-type="float" office:value="34.0228894612223" calcext:value-type="float">
            <text:p>34.0228894612</text:p>
          </table:table-cell>
          <table:table-cell table:formula="of:=ROUNDUP(50000/[.A14])" office:value-type="float" office:value="4167" calcext:value-type="float">
            <text:p>4167</text:p>
          </table:table-cell>
          <table:table-cell office:value-type="float" office:value="43.434294" calcext:value-type="float">
            <text:p>43.434294</text:p>
          </table:table-cell>
          <table:table-cell table:formula="of:=[.$H$1]/[.G14]" office:value-type="float" office:value="3.54441124333689" calcext:value-type="float">
            <text:p>3.5444112433</text:p>
          </table:table-cell>
          <table:table-cell table:formula="of:=[.$H$1]/([.A14]*[.G14]) * 100" office:value-type="float" office:value="29.5367603611407" calcext:value-type="float">
            <text:p>29.53676036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UP(10000/[.A15])" office:value-type="float" office:value="770" calcext:value-type="float">
            <text:p>770</text:p>
          </table:table-cell>
          <table:table-cell office:value-type="float" office:value="3.771241" calcext:value-type="float">
            <text:p>3.771241</text:p>
          </table:table-cell>
          <table:table-cell table:formula="of:=[.C3]/[.C15]" office:value-type="float" office:value="3.8495253949562" calcext:value-type="float">
            <text:p>3.849525395</text:p>
          </table:table-cell>
          <table:table-cell table:formula="of:=[.$D$1]/([.A15]*[.C15]) * 100" office:value-type="float" office:value="29.6117338073554" calcext:value-type="float">
            <text:p>29.6117338074</text:p>
          </table:table-cell>
          <table:table-cell table:formula="of:=ROUNDUP(50000/[.A15])" office:value-type="float" office:value="3847" calcext:value-type="float">
            <text:p>3847</text:p>
          </table:table-cell>
          <table:table-cell office:value-type="float" office:value="45.229356" calcext:value-type="float">
            <text:p>45.229356</text:p>
          </table:table-cell>
          <table:table-cell table:formula="of:=[.$H$1]/[.G15]" office:value-type="float" office:value="3.40374070327245" calcext:value-type="float">
            <text:p>3.4037407033</text:p>
          </table:table-cell>
          <table:table-cell table:formula="of:=[.$H$1]/([.A15]*[.G15]) * 100" office:value-type="float" office:value="26.1826207944035" calcext:value-type="float">
            <text:p>26.1826207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UP(10000/[.A16])" office:value-type="float" office:value="715" calcext:value-type="float">
            <text:p>715</text:p>
          </table:table-cell>
          <table:table-cell office:value-type="float" office:value="3.548428" calcext:value-type="float">
            <text:p>3.548428</text:p>
          </table:table-cell>
          <table:table-cell table:formula="of:=[.C3]/[.C16]" office:value-type="float" office:value="4.09124491183138" calcext:value-type="float">
            <text:p>4.0912449118</text:p>
          </table:table-cell>
          <table:table-cell table:formula="of:=[.$D$1]/([.A16]*[.C16]) * 100" office:value-type="float" office:value="29.2231779416527" calcext:value-type="float">
            <text:p>29.2231779417</text:p>
          </table:table-cell>
          <table:table-cell table:formula="of:=ROUNDUP(50000/[.A16])" office:value-type="float" office:value="3572" calcext:value-type="float">
            <text:p>3572</text:p>
          </table:table-cell>
          <table:table-cell office:value-type="float" office:value="41.347658" calcext:value-type="float">
            <text:p>41.347658</text:p>
          </table:table-cell>
          <table:table-cell table:formula="of:=[.$H$1]/[.G16]" office:value-type="float" office:value="3.72328222314309" calcext:value-type="float">
            <text:p>3.7232822231</text:p>
          </table:table-cell>
          <table:table-cell table:formula="of:=[.$H$1]/([.A16]*[.G16]) * 100" office:value-type="float" office:value="26.5948730224506" calcext:value-type="float">
            <text:p>26.59487302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UP(10000/[.A17])" office:value-type="float" office:value="667" calcext:value-type="float">
            <text:p>667</text:p>
          </table:table-cell>
          <table:table-cell office:value-type="float" office:value="3.761619" calcext:value-type="float">
            <text:p>3.761619</text:p>
          </table:table-cell>
          <table:table-cell table:formula="of:=[.C3]/[.C17]" office:value-type="float" office:value="3.85937225434048" calcext:value-type="float">
            <text:p>3.8593722543</text:p>
          </table:table-cell>
          <table:table-cell table:formula="of:=[.$D$1]/([.A17]*[.C17]) * 100" office:value-type="float" office:value="25.7291483622699" calcext:value-type="float">
            <text:p>25.7291483623</text:p>
          </table:table-cell>
          <table:table-cell table:formula="of:=ROUNDUP(50000/[.A17])" office:value-type="float" office:value="3334" calcext:value-type="float">
            <text:p>3334</text:p>
          </table:table-cell>
          <table:table-cell office:value-type="float" office:value="48.672215" calcext:value-type="float">
            <text:p>48.672215</text:p>
          </table:table-cell>
          <table:table-cell table:formula="of:=[.$H$1]/[.G17]" office:value-type="float" office:value="3.16297501562236" calcext:value-type="float">
            <text:p>3.1629750156</text:p>
          </table:table-cell>
          <table:table-cell table:formula="of:=[.$H$1]/([.A17]*[.G17]) * 100" office:value-type="float" office:value="21.0865001041491" calcext:value-type="float">
            <text:p>21.08650010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UP(10000/[.A18])" office:value-type="float" office:value="625" calcext:value-type="float">
            <text:p>625</text:p>
          </table:table-cell>
          <table:table-cell office:value-type="float" office:value="3.533691" calcext:value-type="float">
            <text:p>3.533691</text:p>
          </table:table-cell>
          <table:table-cell table:formula="of:=[.C3]/[.C18]" office:value-type="float" office:value="4.10830714966306" calcext:value-type="float">
            <text:p>4.1083071497</text:p>
          </table:table-cell>
          <table:table-cell table:formula="of:=[.$D$1]/([.A18]*[.C18]) * 100" office:value-type="float" office:value="25.6769196853941" calcext:value-type="float">
            <text:p>25.6769196854</text:p>
          </table:table-cell>
          <table:table-cell table:formula="of:=ROUNDUP(50000/[.A18])" office:value-type="float" office:value="3125" calcext:value-type="float">
            <text:p>3125</text:p>
          </table:table-cell>
          <table:table-cell office:value-type="float" office:value="45.583659" calcext:value-type="float">
            <text:p>45.583659</text:p>
          </table:table-cell>
          <table:table-cell table:formula="of:=[.$H$1]/[.G18]" office:value-type="float" office:value="3.37728482919724" calcext:value-type="float">
            <text:p>3.3772848292</text:p>
          </table:table-cell>
          <table:table-cell table:formula="of:=[.$H$1]/([.A18]*[.G18]) * 100" office:value-type="float" office:value="21.1080301824827" calcext:value-type="float">
            <text:p>21.10803018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UP(10000/[.A19])" office:value-type="float" office:value="589" calcext:value-type="float">
            <text:p>589</text:p>
          </table:table-cell>
          <table:table-cell office:value-type="float" office:value="3.355766" calcext:value-type="float">
            <text:p>3.355766</text:p>
          </table:table-cell>
          <table:table-cell table:formula="of:=[.C3]/[.C19]" office:value-type="float" office:value="4.32613239421342" calcext:value-type="float">
            <text:p>4.3261323942</text:p>
          </table:table-cell>
          <table:table-cell table:formula="of:=[.$D$1]/([.A19]*[.C19]) * 100" office:value-type="float" office:value="25.4478376130201" calcext:value-type="float">
            <text:p>25.447837613</text:p>
          </table:table-cell>
          <table:table-cell table:formula="of:=ROUNDUP(50000/[.A19])" office:value-type="float" office:value="2942" calcext:value-type="float">
            <text:p>2942</text:p>
          </table:table-cell>
          <table:table-cell office:value-type="float" office:value="44.443293" calcext:value-type="float">
            <text:p>44.443293</text:p>
          </table:table-cell>
          <table:table-cell table:formula="of:=[.$H$1]/[.G19]" office:value-type="float" office:value="3.46394224208364" calcext:value-type="float">
            <text:p>3.4639422421</text:p>
          </table:table-cell>
          <table:table-cell table:formula="of:=[.$H$1]/([.A19]*[.G19]) * 100" office:value-type="float" office:value="20.3761308357861" calcext:value-type="float">
            <text:p>20.3761308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UP(10000/[.A20])" office:value-type="float" office:value="556" calcext:value-type="float">
            <text:p>556</text:p>
          </table:table-cell>
          <table:table-cell office:value-type="float" office:value="3.177936" calcext:value-type="float">
            <text:p>3.177936</text:p>
          </table:table-cell>
          <table:table-cell table:formula="of:=[.C3]/[.C20]" office:value-type="float" office:value="4.56821282744524" calcext:value-type="float">
            <text:p>4.5682128274</text:p>
          </table:table-cell>
          <table:table-cell table:formula="of:=[.$D$1]/([.A20]*[.C20]) * 100" office:value-type="float" office:value="25.3789601524735" calcext:value-type="float">
            <text:p>25.3789601525</text:p>
          </table:table-cell>
          <table:table-cell table:formula="of:=ROUNDUP(50000/[.A20])" office:value-type="float" office:value="2778" calcext:value-type="float">
            <text:p>2778</text:p>
          </table:table-cell>
          <table:table-cell office:value-type="float" office:value="41.235772" calcext:value-type="float">
            <text:p>41.235772</text:p>
          </table:table-cell>
          <table:table-cell table:formula="of:=[.$H$1]/[.G20]" office:value-type="float" office:value="3.73338469327069" calcext:value-type="float">
            <text:p>3.7333846933</text:p>
          </table:table-cell>
          <table:table-cell table:formula="of:=[.$H$1]/([.A20]*[.G20]) * 100" office:value-type="float" office:value="20.741026073726" calcext:value-type="float">
            <text:p>20.74102607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UP(10000/[.A21])" office:value-type="float" office:value="527" calcext:value-type="float">
            <text:p>527</text:p>
          </table:table-cell>
          <table:table-cell office:value-type="float" office:value="2.976327" calcext:value-type="float">
            <text:p>2.976327</text:p>
          </table:table-cell>
          <table:table-cell table:formula="of:=[.C3]/[.C21]" office:value-type="float" office:value="4.87765222033735" calcext:value-type="float">
            <text:p>4.8776522203</text:p>
          </table:table-cell>
          <table:table-cell table:formula="of:=[.$D$1]/([.A21]*[.C21]) * 100" office:value-type="float" office:value="25.6718537912492" calcext:value-type="float">
            <text:p>25.6718537912</text:p>
          </table:table-cell>
          <table:table-cell table:formula="of:=ROUNDUP(50000/[.A21])" office:value-type="float" office:value="2632" calcext:value-type="float">
            <text:p>2632</text:p>
          </table:table-cell>
          <table:table-cell office:value-type="float" office:value="40.453644" calcext:value-type="float">
            <text:p>40.453644</text:p>
          </table:table-cell>
          <table:table-cell table:formula="of:=[.$H$1]/[.G21]" office:value-type="float" office:value="3.80556569885274" calcext:value-type="float">
            <text:p>3.8055656989</text:p>
          </table:table-cell>
          <table:table-cell table:formula="of:=[.$H$1]/([.A21]*[.G21]) * 100" office:value-type="float" office:value="20.0292931518565" calcext:value-type="float">
            <text:p>20.0292931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UP(10000/[.A22])" office:value-type="float" office:value="500" calcext:value-type="float">
            <text:p>500</text:p>
          </table:table-cell>
          <table:table-cell office:value-type="float" office:value="2.813113" calcext:value-type="float">
            <text:p>2.813113</text:p>
          </table:table-cell>
          <table:table-cell table:formula="of:=[.C3]/[.C22]" office:value-type="float" office:value="5.16064871905252" calcext:value-type="float">
            <text:p>5.1606487191</text:p>
          </table:table-cell>
          <table:table-cell table:formula="of:=[.$D$1]/([.A22]*[.C22]) * 100" office:value-type="float" office:value="25.8032435952626" calcext:value-type="float">
            <text:p>25.8032435953</text:p>
          </table:table-cell>
          <table:table-cell table:formula="of:=ROUNDUP(50000/[.A22])" office:value-type="float" office:value="2500" calcext:value-type="float">
            <text:p>2500</text:p>
          </table:table-cell>
          <table:table-cell office:value-type="float" office:value="37.105452" calcext:value-type="float">
            <text:p>37.105452</text:p>
          </table:table-cell>
          <table:table-cell table:formula="of:=[.$H$1]/[.G22]" office:value-type="float" office:value="4.1489590262908" calcext:value-type="float">
            <text:p>4.1489590263</text:p>
          </table:table-cell>
          <table:table-cell table:formula="of:=[.$H$1]/([.A22]*[.G22]) * 100" office:value-type="float" office:value="20.744795131454" calcext:value-type="float">
            <text:p>20.74479513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UP(10000/[.A23])" office:value-type="float" office:value="477" calcext:value-type="float">
            <text:p>477</text:p>
          </table:table-cell>
          <table:table-cell office:value-type="float" office:value="2.704992" calcext:value-type="float">
            <text:p>2.704992</text:p>
          </table:table-cell>
          <table:table-cell table:formula="of:=[.C3]/[.C23]" office:value-type="float" office:value="5.36692456022051" calcext:value-type="float">
            <text:p>5.3669245602</text:p>
          </table:table-cell>
          <table:table-cell table:formula="of:=[.$D$1]/([.A23]*[.C23]) * 100" office:value-type="float" office:value="25.5567836200977" calcext:value-type="float">
            <text:p>25.5567836201</text:p>
          </table:table-cell>
          <table:table-cell table:formula="of:=ROUNDUP(50000/[.A23])" office:value-type="float" office:value="2381" calcext:value-type="float">
            <text:p>2381</text:p>
          </table:table-cell>
          <table:table-cell office:value-type="float" office:value="35.722128" calcext:value-type="float">
            <text:p>35.722128</text:p>
          </table:table-cell>
          <table:table-cell table:formula="of:=[.$H$1]/[.G23]" office:value-type="float" office:value="4.30962567515575" calcext:value-type="float">
            <text:p>4.3096256752</text:p>
          </table:table-cell>
          <table:table-cell table:formula="of:=[.$H$1]/([.A23]*[.G23]) * 100" office:value-type="float" office:value="20.5220270245512" calcext:value-type="float">
            <text:p>20.52202702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UP(10000/[.A24])" office:value-type="float" office:value="455" calcext:value-type="float">
            <text:p>455</text:p>
          </table:table-cell>
          <table:table-cell office:value-type="float" office:value="2.566721" calcext:value-type="float">
            <text:p>2.566721</text:p>
          </table:table-cell>
          <table:table-cell table:formula="of:=[.C3]/[.C24]" office:value-type="float" office:value="5.65604442399466" calcext:value-type="float">
            <text:p>5.656044424</text:p>
          </table:table-cell>
          <table:table-cell table:formula="of:=[.$D$1]/([.A24]*[.C24]) * 100" office:value-type="float" office:value="25.7092928363394" calcext:value-type="float">
            <text:p>25.7092928363</text:p>
          </table:table-cell>
          <table:table-cell table:formula="of:=ROUNDUP(50000/[.A24])" office:value-type="float" office:value="2273" calcext:value-type="float">
            <text:p>2273</text:p>
          </table:table-cell>
          <table:table-cell office:value-type="float" office:value="33.284757" calcext:value-type="float">
            <text:p>33.284757</text:p>
          </table:table-cell>
          <table:table-cell table:formula="of:=[.$H$1]/[.G24]" office:value-type="float" office:value="4.62521027267827" calcext:value-type="float">
            <text:p>4.6252102727</text:p>
          </table:table-cell>
          <table:table-cell table:formula="of:=[.$H$1]/([.A24]*[.G24]) * 100" office:value-type="float" office:value="21.0236830576285" calcext:value-type="float">
            <text:p>21.0236830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UP(10000/[.A25])" office:value-type="float" office:value="435" calcext:value-type="float">
            <text:p>435</text:p>
          </table:table-cell>
          <table:table-cell office:value-type="float" office:value="2.476342" calcext:value-type="float">
            <text:p>2.476342</text:p>
          </table:table-cell>
          <table:table-cell table:formula="of:=[.C3]/[.C25]" office:value-type="float" office:value="5.86247295405885" calcext:value-type="float">
            <text:p>5.8624729541</text:p>
          </table:table-cell>
          <table:table-cell table:formula="of:=[.$D$1]/([.A25]*[.C25]) * 100" office:value-type="float" office:value="25.4890128437341" calcext:value-type="float">
            <text:p>25.4890128437</text:p>
          </table:table-cell>
          <table:table-cell table:formula="of:=ROUNDUP(50000/[.A25])" office:value-type="float" office:value="2174" calcext:value-type="float">
            <text:p>2174</text:p>
          </table:table-cell>
          <table:table-cell office:value-type="float" office:value="33.460045" calcext:value-type="float">
            <text:p>33.460045</text:p>
          </table:table-cell>
          <table:table-cell table:formula="of:=[.$H$1]/[.G25]" office:value-type="float" office:value="4.60098006443207" calcext:value-type="float">
            <text:p>4.6009800644</text:p>
          </table:table-cell>
          <table:table-cell table:formula="of:=[.$H$1]/([.A25]*[.G25]) * 100" office:value-type="float" office:value="20.0042611497047" calcext:value-type="float">
            <text:p>20.0042611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UP(10000/[.A26])" office:value-type="float" office:value="417" calcext:value-type="float">
            <text:p>417</text:p>
          </table:table-cell>
          <table:table-cell office:value-type="float" office:value="2.363747" calcext:value-type="float">
            <text:p>2.363747</text:p>
          </table:table-cell>
          <table:table-cell table:formula="of:=[.C3]/[.C26]" office:value-type="float" office:value="6.14172667379377" calcext:value-type="float">
            <text:p>6.1417266738</text:p>
          </table:table-cell>
          <table:table-cell table:formula="of:=[.$D$1]/([.A26]*[.C26]) * 100" office:value-type="float" office:value="25.590527807474" calcext:value-type="float">
            <text:p>25.5905278075</text:p>
          </table:table-cell>
          <table:table-cell table:formula="of:=ROUNDUP(50000/[.A26])" office:value-type="float" office:value="2084" calcext:value-type="float">
            <text:p>2084</text:p>
          </table:table-cell>
          <table:table-cell office:value-type="float" office:value="31.078515" calcext:value-type="float">
            <text:p>31.078515</text:p>
          </table:table-cell>
          <table:table-cell table:formula="of:=[.$H$1]/[.G26]" office:value-type="float" office:value="4.95355070858437" calcext:value-type="float">
            <text:p>4.9535507086</text:p>
          </table:table-cell>
          <table:table-cell table:formula="of:=[.$H$1]/([.A26]*[.G26]) * 100" office:value-type="float" office:value="20.6397946191015" calcext:value-type="float">
            <text:p>20.63979461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UP(10000/[.A27])" office:value-type="float" office:value="400" calcext:value-type="float">
            <text:p>400</text:p>
          </table:table-cell>
          <table:table-cell office:value-type="float" office:value="2.255612" calcext:value-type="float">
            <text:p>2.255612</text:p>
          </table:table-cell>
          <table:table-cell table:formula="of:=[.C3]/[.C27]" office:value-type="float" office:value="6.43616366644618" calcext:value-type="float">
            <text:p>6.4361636664</text:p>
          </table:table-cell>
          <table:table-cell table:formula="of:=[.$D$1]/([.A27]*[.C27]) * 100" office:value-type="float" office:value="25.7446546657847" calcext:value-type="float">
            <text:p>25.7446546658</text:p>
          </table:table-cell>
          <table:table-cell table:formula="of:=ROUNDUP(50000/[.A27])" office:value-type="float" office:value="2000" calcext:value-type="float">
            <text:p>2000</text:p>
          </table:table-cell>
          <table:table-cell office:value-type="float" office:value="31.871004" calcext:value-type="float">
            <text:p>31.871004</text:p>
          </table:table-cell>
          <table:table-cell table:formula="of:=[.$H$1]/[.G27]" office:value-type="float" office:value="4.83037810795041" calcext:value-type="float">
            <text:p>4.830378108</text:p>
          </table:table-cell>
          <table:table-cell table:formula="of:=[.$H$1]/([.A27]*[.G27]) * 100" office:value-type="float" office:value="19.3215124318017" calcext:value-type="float">
            <text:p>19.32151243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UP(10000/[.A28])" office:value-type="float" office:value="385" calcext:value-type="float">
            <text:p>385</text:p>
          </table:table-cell>
          <table:table-cell office:value-type="float" office:value="2.225192" calcext:value-type="float">
            <text:p>2.225192</text:p>
          </table:table-cell>
          <table:table-cell table:formula="of:=[.C3]/[.C28]" office:value-type="float" office:value="6.52415072497115" calcext:value-type="float">
            <text:p>6.524150725</text:p>
          </table:table-cell>
          <table:table-cell table:formula="of:=[.$D$1]/([.A28]*[.C28]) * 100" office:value-type="float" office:value="25.0928874037352" calcext:value-type="float">
            <text:p>25.0928874037</text:p>
          </table:table-cell>
          <table:table-cell table:formula="of:=ROUNDUP(50000/[.A28])" office:value-type="float" office:value="1924" calcext:value-type="float">
            <text:p>1924</text:p>
          </table:table-cell>
          <table:table-cell office:value-type="float" office:value="30.194828" calcext:value-type="float">
            <text:p>30.194828</text:p>
          </table:table-cell>
          <table:table-cell table:formula="of:=[.$H$1]/[.G28]" office:value-type="float" office:value="5.09852217075057" calcext:value-type="float">
            <text:p>5.0985221708</text:p>
          </table:table-cell>
          <table:table-cell table:formula="of:=[.$H$1]/([.A28]*[.G28]) * 100" office:value-type="float" office:value="19.6097006567329" calcext:value-type="float">
            <text:p>19.60970065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UP(10000/[.A29])" office:value-type="float" office:value="371" calcext:value-type="float">
            <text:p>371</text:p>
          </table:table-cell>
          <table:table-cell office:value-type="float" office:value="2.139844" calcext:value-type="float">
            <text:p>2.139844</text:p>
          </table:table-cell>
          <table:table-cell table:formula="of:=[.C3]/[.C29]" office:value-type="float" office:value="6.7843674585624" calcext:value-type="float">
            <text:p>6.7843674586</text:p>
          </table:table-cell>
          <table:table-cell table:formula="of:=[.$D$1]/([.A29]*[.C29]) * 100" office:value-type="float" office:value="25.1272868835644" calcext:value-type="float">
            <text:p>25.1272868836</text:p>
          </table:table-cell>
          <table:table-cell table:formula="of:=ROUNDUP(50000/[.A29])" office:value-type="float" office:value="1852" calcext:value-type="float">
            <text:p>1852</text:p>
          </table:table-cell>
          <table:table-cell office:value-type="float" office:value="30.106926" calcext:value-type="float">
            <text:p>30.106926</text:p>
          </table:table-cell>
          <table:table-cell table:formula="of:=[.$H$1]/[.G29]" office:value-type="float" office:value="5.11340812409743" calcext:value-type="float">
            <text:p>5.1134081241</text:p>
          </table:table-cell>
          <table:table-cell table:formula="of:=[.$H$1]/([.A29]*[.G29]) * 100" office:value-type="float" office:value="18.9385486077682" calcext:value-type="float">
            <text:p>18.93854860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UP(10000/[.A30])" office:value-type="float" office:value="358" calcext:value-type="float">
            <text:p>358</text:p>
          </table:table-cell>
          <table:table-cell office:value-type="float" office:value="2.049237" calcext:value-type="float">
            <text:p>2.049237</text:p>
          </table:table-cell>
          <table:table-cell table:formula="of:=[.C3]/[.C30]" office:value-type="float" office:value="7.0843382195422" calcext:value-type="float">
            <text:p>7.0843382195</text:p>
          </table:table-cell>
          <table:table-cell table:formula="of:=[.$D$1]/([.A30]*[.C30]) * 100" office:value-type="float" office:value="25.3012079269364" calcext:value-type="float">
            <text:p>25.3012079269</text:p>
          </table:table-cell>
          <table:table-cell table:formula="of:=ROUNDUP(50000/[.A30])" office:value-type="float" office:value="1786" calcext:value-type="float">
            <text:p>1786</text:p>
          </table:table-cell>
          <table:table-cell office:value-type="float" office:value="28.838637" calcext:value-type="float">
            <text:p>28.838637</text:p>
          </table:table-cell>
          <table:table-cell table:formula="of:=[.$H$1]/[.G30]" office:value-type="float" office:value="5.33828973956016" calcext:value-type="float">
            <text:p>5.3382897396</text:p>
          </table:table-cell>
          <table:table-cell table:formula="of:=[.$H$1]/([.A30]*[.G30]) * 100" office:value-type="float" office:value="19.0653204984291" calcext:value-type="float">
            <text:p>19.0653204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UP(10000/[.A31])" office:value-type="float" office:value="345" calcext:value-type="float">
            <text:p>345</text:p>
          </table:table-cell>
          <table:table-cell office:value-type="float" office:value="1.958018" calcext:value-type="float">
            <text:p>1.958018</text:p>
          </table:table-cell>
          <table:table-cell table:formula="of:=[.C3]/[.C31]" office:value-type="float" office:value="7.41437923451163" calcext:value-type="float">
            <text:p>7.4143792345</text:p>
          </table:table-cell>
          <table:table-cell table:formula="of:=[.$D$1]/([.A31]*[.C31]) * 100" office:value-type="float" office:value="25.5668249465918" calcext:value-type="float">
            <text:p>25.5668249466</text:p>
          </table:table-cell>
          <table:table-cell table:formula="of:=ROUNDUP(50000/[.A31])" office:value-type="float" office:value="1725" calcext:value-type="float">
            <text:p>1725</text:p>
          </table:table-cell>
          <table:table-cell office:value-type="float" office:value="28.719265" calcext:value-type="float">
            <text:p>28.719265</text:p>
          </table:table-cell>
          <table:table-cell table:formula="of:=[.$H$1]/[.G31]" office:value-type="float" office:value="5.36047841057214" calcext:value-type="float">
            <text:p>5.3604784106</text:p>
          </table:table-cell>
          <table:table-cell table:formula="of:=[.$H$1]/([.A31]*[.G31]) * 100" office:value-type="float" office:value="18.4844083123177" calcext:value-type="float">
            <text:p>18.4844083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UP(10000/[.A32])" office:value-type="float" office:value="334" calcext:value-type="float">
            <text:p>334</text:p>
          </table:table-cell>
          <table:table-cell office:value-type="float" office:value="1.898158" calcext:value-type="float">
            <text:p>1.898158</text:p>
          </table:table-cell>
          <table:table-cell table:formula="of:=[.C3]/[.C32]" office:value-type="float" office:value="7.64819788447537" calcext:value-type="float">
            <text:p>7.6481978845</text:p>
          </table:table-cell>
          <table:table-cell table:formula="of:=[.$D$1]/([.A32]*[.C32]) * 100" office:value-type="float" office:value="25.4939929482512" calcext:value-type="float">
            <text:p>25.4939929483</text:p>
          </table:table-cell>
          <table:table-cell table:formula="of:=ROUNDUP(50000/[.A32])" office:value-type="float" office:value="1667" calcext:value-type="float">
            <text:p>1667</text:p>
          </table:table-cell>
          <table:table-cell office:value-type="float" office:value="26.832745" calcext:value-type="float">
            <text:p>26.832745</text:p>
          </table:table-cell>
          <table:table-cell table:formula="of:=[.$H$1]/[.G32]" office:value-type="float" office:value="5.73735560785898" calcext:value-type="float">
            <text:p>5.7373556079</text:p>
          </table:table-cell>
          <table:table-cell table:formula="of:=[.$H$1]/([.A32]*[.G32]) * 100" office:value-type="float" office:value="19.1245186928633" calcext:value-type="float">
            <text:p>19.12451869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UP(10000/[.A33])" office:value-type="float" office:value="323" calcext:value-type="float">
            <text:p>323</text:p>
          </table:table-cell>
          <table:table-cell office:value-type="float" office:value="1.860843" calcext:value-type="float">
            <text:p>1.860843</text:p>
          </table:table-cell>
          <table:table-cell table:formula="of:=[.C3]/[.C33]" office:value-type="float" office:value="7.80156520458738" calcext:value-type="float">
            <text:p>7.8015652046</text:p>
          </table:table-cell>
          <table:table-cell table:formula="of:=[.$D$1]/([.A33]*[.C33]) * 100" office:value-type="float" office:value="25.1663393696367" calcext:value-type="float">
            <text:p>25.1663393696</text:p>
          </table:table-cell>
          <table:table-cell table:formula="of:=ROUNDUP(50000/[.A33])" office:value-type="float" office:value="1613" calcext:value-type="float">
            <text:p>1613</text:p>
          </table:table-cell>
          <table:table-cell office:value-type="float" office:value="28.147591" calcext:value-type="float">
            <text:p>28.147591</text:p>
          </table:table-cell>
          <table:table-cell table:formula="of:=[.$H$1]/[.G33]" office:value-type="float" office:value="5.46934904660225" calcext:value-type="float">
            <text:p>5.4693490466</text:p>
          </table:table-cell>
          <table:table-cell table:formula="of:=[.$H$1]/([.A33]*[.G33]) * 100" office:value-type="float" office:value="17.6430614406524" calcext:value-type="float">
            <text:p>17.64306144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UP(10000/[.A34])" office:value-type="float" office:value="313" calcext:value-type="float">
            <text:p>313</text:p>
          </table:table-cell>
          <table:table-cell office:value-type="float" office:value="1.787382" calcext:value-type="float">
            <text:p>1.787382</text:p>
          </table:table-cell>
          <table:table-cell table:formula="of:=[.C3]/[.C34]" office:value-type="float" office:value="8.12220778770291" calcext:value-type="float">
            <text:p>8.1222077877</text:p>
          </table:table-cell>
          <table:table-cell table:formula="of:=[.$D$1]/([.A34]*[.C34]) * 100" office:value-type="float" office:value="25.3818993365716" calcext:value-type="float">
            <text:p>25.3818993366</text:p>
          </table:table-cell>
          <table:table-cell table:formula="of:=ROUNDUP(50000/[.A34])" office:value-type="float" office:value="1563" calcext:value-type="float">
            <text:p>1563</text:p>
          </table:table-cell>
          <table:table-cell office:value-type="float" office:value="26.528856" calcext:value-type="float">
            <text:p>26.528856</text:p>
          </table:table-cell>
          <table:table-cell table:formula="of:=[.$H$1]/[.G34]" office:value-type="float" office:value="5.8030772227796" calcext:value-type="float">
            <text:p>5.8030772228</text:p>
          </table:table-cell>
          <table:table-cell table:formula="of:=[.$H$1]/([.A34]*[.G34]) * 100" office:value-type="float" office:value="18.1346163211863" calcext:value-type="float">
            <text:p>18.13461632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UP(10000/[.A35])" office:value-type="float" office:value="304" calcext:value-type="float">
            <text:p>304</text:p>
          </table:table-cell>
          <table:table-cell office:value-type="float" office:value="1.756391" calcext:value-type="float">
            <text:p>1.756391</text:p>
          </table:table-cell>
          <table:table-cell table:formula="of:=[.C3]/[.C35]" office:value-type="float" office:value="8.26552174316539" calcext:value-type="float">
            <text:p>8.2655217432</text:p>
          </table:table-cell>
          <table:table-cell table:formula="of:=[.$D$1]/([.A35]*[.C35]) * 100" office:value-type="float" office:value="25.0470355853497" calcext:value-type="float">
            <text:p>25.0470355853</text:p>
          </table:table-cell>
          <table:table-cell table:formula="of:=ROUNDUP(50000/[.A35])" office:value-type="float" office:value="1516" calcext:value-type="float">
            <text:p>1516</text:p>
          </table:table-cell>
          <table:table-cell office:value-type="float" office:value="25.087319" calcext:value-type="float">
            <text:p>25.087319</text:p>
          </table:table-cell>
          <table:table-cell table:formula="of:=[.$H$1]/[.G35]" office:value-type="float" office:value="6.13652658540357" calcext:value-type="float">
            <text:p>6.1365265854</text:p>
          </table:table-cell>
          <table:table-cell table:formula="of:=[.$H$1]/([.A35]*[.G35]) * 100" office:value-type="float" office:value="18.5955351072835" calcext:value-type="float">
            <text:p>18.59553510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UP(10000/[.A36])" office:value-type="float" office:value="295" calcext:value-type="float">
            <text:p>295</text:p>
          </table:table-cell>
          <table:table-cell office:value-type="float" office:value="1.703508" calcext:value-type="float">
            <text:p>1.703508</text:p>
          </table:table-cell>
          <table:table-cell table:formula="of:=[.C3]/[.C36]" office:value-type="float" office:value="8.5221131923067" calcext:value-type="float">
            <text:p>8.5221131923</text:p>
          </table:table-cell>
          <table:table-cell table:formula="of:=[.$D$1]/([.A36]*[.C36]) * 100" office:value-type="float" office:value="25.0650388009021" calcext:value-type="float">
            <text:p>25.0650388009</text:p>
          </table:table-cell>
          <table:table-cell table:formula="of:=ROUNDUP(50000/[.A36])" office:value-type="float" office:value="1471" calcext:value-type="float">
            <text:p>1471</text:p>
          </table:table-cell>
          <table:table-cell office:value-type="float" office:value="23.532749" calcext:value-type="float">
            <text:p>23.532749</text:p>
          </table:table-cell>
          <table:table-cell table:formula="of:=[.$H$1]/[.G36]" office:value-type="float" office:value="6.5419046453094" calcext:value-type="float">
            <text:p>6.5419046453</text:p>
          </table:table-cell>
          <table:table-cell table:formula="of:=[.$H$1]/([.A36]*[.G36]) * 100" office:value-type="float" office:value="19.2408960156159" calcext:value-type="float">
            <text:p>19.24089601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UP(10000/[.A37])" office:value-type="float" office:value="286" calcext:value-type="float">
            <text:p>286</text:p>
          </table:table-cell>
          <table:table-cell office:value-type="float" office:value="1.646628" calcext:value-type="float">
            <text:p>1.646628</text:p>
          </table:table-cell>
          <table:table-cell table:formula="of:=[.C3]/[.C37]" office:value-type="float" office:value="8.81649528612413" calcext:value-type="float">
            <text:p>8.8164952861</text:p>
          </table:table-cell>
          <table:table-cell table:formula="of:=[.$D$1]/([.A37]*[.C37]) * 100" office:value-type="float" office:value="25.1899865317832" calcext:value-type="float">
            <text:p>25.1899865318</text:p>
          </table:table-cell>
          <table:table-cell table:formula="of:=ROUNDUP(50000/[.A37])" office:value-type="float" office:value="1429" calcext:value-type="float">
            <text:p>1429</text:p>
          </table:table-cell>
          <table:table-cell office:value-type="float" office:value="22.235077" calcext:value-type="float">
            <text:p>22.235077</text:p>
          </table:table-cell>
          <table:table-cell table:formula="of:=[.$H$1]/[.G37]" office:value-type="float" office:value="6.92369988194779" calcext:value-type="float">
            <text:p>6.9236998819</text:p>
          </table:table-cell>
          <table:table-cell table:formula="of:=[.$H$1]/([.A37]*[.G37]) * 100" office:value-type="float" office:value="19.781999662708" calcext:value-type="float">
            <text:p>19.78199966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UP(10000/[.A38])" office:value-type="float" office:value="278" calcext:value-type="float">
            <text:p>278</text:p>
          </table:table-cell>
          <table:table-cell office:value-type="float" office:value="1.598966" calcext:value-type="float">
            <text:p>1.598966</text:p>
          </table:table-cell>
          <table:table-cell table:formula="of:=[.C3]/[.C38]" office:value-type="float" office:value="9.0792974960068" calcext:value-type="float">
            <text:p>9.079297496</text:p>
          </table:table-cell>
          <table:table-cell table:formula="of:=[.$D$1]/([.A38]*[.C38]) * 100" office:value-type="float" office:value="25.2202708222411" calcext:value-type="float">
            <text:p>25.2202708222</text:p>
          </table:table-cell>
          <table:table-cell table:formula="of:=ROUNDUP(50000/[.A38])" office:value-type="float" office:value="1389" calcext:value-type="float">
            <text:p>1389</text:p>
          </table:table-cell>
          <table:table-cell office:value-type="float" office:value="20.870169" calcext:value-type="float">
            <text:p>20.870169</text:p>
          </table:table-cell>
          <table:table-cell table:formula="of:=[.$H$1]/[.G38]" office:value-type="float" office:value="7.37650950502605" calcext:value-type="float">
            <text:p>7.376509505</text:p>
          </table:table-cell>
          <table:table-cell table:formula="of:=[.$H$1]/([.A38]*[.G38]) * 100" office:value-type="float" office:value="20.4903041806279" calcext:value-type="float">
            <text:p>20.49030418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UP(10000/[.A39])" office:value-type="float" office:value="271" calcext:value-type="float">
            <text:p>271</text:p>
          </table:table-cell>
          <table:table-cell office:value-type="float" office:value="1.548074" calcext:value-type="float">
            <text:p>1.548074</text:p>
          </table:table-cell>
          <table:table-cell table:formula="of:=[.C3]/[.C39]" office:value-type="float" office:value="9.37777393070357" calcext:value-type="float">
            <text:p>9.3777739307</text:p>
          </table:table-cell>
          <table:table-cell table:formula="of:=[.$D$1]/([.A39]*[.C39]) * 100" office:value-type="float" office:value="25.3453349478475" calcext:value-type="float">
            <text:p>25.3453349478</text:p>
          </table:table-cell>
          <table:table-cell table:formula="of:=ROUNDUP(50000/[.A39])" office:value-type="float" office:value="1352" calcext:value-type="float">
            <text:p>1352</text:p>
          </table:table-cell>
          <table:table-cell office:value-type="float" office:value="19.810985" calcext:value-type="float">
            <text:p>19.810985</text:p>
          </table:table-cell>
          <table:table-cell table:formula="of:=[.$H$1]/[.G39]" office:value-type="float" office:value="7.77089074571507" calcext:value-type="float">
            <text:p>7.7708907457</text:p>
          </table:table-cell>
          <table:table-cell table:formula="of:=[.$H$1]/([.A39]*[.G39]) * 100" office:value-type="float" office:value="21.0024074208515" calcext:value-type="float">
            <text:p>21.0024074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UP(10000/[.A40])" office:value-type="float" office:value="264" calcext:value-type="float">
            <text:p>264</text:p>
          </table:table-cell>
          <table:table-cell office:value-type="float" office:value="1.522698" calcext:value-type="float">
            <text:p>1.522698</text:p>
          </table:table-cell>
          <table:table-cell table:formula="of:=[.C3]/[.C40]" office:value-type="float" office:value="9.53405599797202" calcext:value-type="float">
            <text:p>9.534055998</text:p>
          </table:table-cell>
          <table:table-cell table:formula="of:=[.$D$1]/([.A40]*[.C40]) * 100" office:value-type="float" office:value="25.0896210472948" calcext:value-type="float">
            <text:p>25.0896210473</text:p>
          </table:table-cell>
          <table:table-cell table:formula="of:=ROUNDUP(50000/[.A40])" office:value-type="float" office:value="1316" calcext:value-type="float">
            <text:p>1316</text:p>
          </table:table-cell>
          <table:table-cell office:value-type="float" office:value="18.645996" calcext:value-type="float">
            <text:p>18.645996</text:p>
          </table:table-cell>
          <table:table-cell table:formula="of:=[.$H$1]/[.G40]" office:value-type="float" office:value="8.25641065245321" calcext:value-type="float">
            <text:p>8.2564106525</text:p>
          </table:table-cell>
          <table:table-cell table:formula="of:=[.$H$1]/([.A40]*[.G40]) * 100" office:value-type="float" office:value="21.7273964538242" calcext:value-type="float">
            <text:p>21.72739645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UP(10000/[.A41])" office:value-type="float" office:value="257" calcext:value-type="float">
            <text:p>257</text:p>
          </table:table-cell>
          <table:table-cell office:value-type="float" office:value="1.492631" calcext:value-type="float">
            <text:p>1.492631</text:p>
          </table:table-cell>
          <table:table-cell table:formula="of:=[.C3]/[.C41]" office:value-type="float" office:value="9.72610645229799" calcext:value-type="float">
            <text:p>9.7261064523</text:p>
          </table:table-cell>
          <table:table-cell table:formula="of:=[.$D$1]/([.A41]*[.C41]) * 100" office:value-type="float" office:value="24.9387344930718" calcext:value-type="float">
            <text:p>24.9387344931</text:p>
          </table:table-cell>
          <table:table-cell table:formula="of:=ROUNDUP(50000/[.A41])" office:value-type="float" office:value="1283" calcext:value-type="float">
            <text:p>1283</text:p>
          </table:table-cell>
          <table:table-cell office:value-type="float" office:value="17.558329" calcext:value-type="float">
            <text:p>17.558329</text:p>
          </table:table-cell>
          <table:table-cell table:formula="of:=[.$H$1]/[.G41]" office:value-type="float" office:value="8.76786167977602" calcext:value-type="float">
            <text:p>8.7678616798</text:p>
          </table:table-cell>
          <table:table-cell table:formula="of:=[.$H$1]/([.A41]*[.G41]) * 100" office:value-type="float" office:value="22.4816966148103" calcext:value-type="float">
            <text:p>22.4816966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UP(10000/[.A42])" office:value-type="float" office:value="250" calcext:value-type="float">
            <text:p>250</text:p>
          </table:table-cell>
          <table:table-cell office:value-type="float" office:value="1.452993" calcext:value-type="float">
            <text:p>1.452993</text:p>
          </table:table-cell>
          <table:table-cell table:formula="of:=[.C3]/[.C42]" office:value-type="float" office:value="9.99143698558768" calcext:value-type="float">
            <text:p>9.9914369856</text:p>
          </table:table-cell>
          <table:table-cell table:formula="of:=[.$D$1]/([.A42]*[.C42]) * 100" office:value-type="float" office:value="24.9785924639692" calcext:value-type="float">
            <text:p>24.978592464</text:p>
          </table:table-cell>
          <table:table-cell table:formula="of:=ROUNDUP(50000/[.A42])" office:value-type="float" office:value="1250" calcext:value-type="float">
            <text:p>1250</text:p>
          </table:table-cell>
          <table:table-cell office:value-type="float" office:value="16.537848" calcext:value-type="float">
            <text:p>16.537848</text:p>
          </table:table-cell>
          <table:table-cell table:formula="of:=[.$H$1]/[.G42]" office:value-type="float" office:value="9.30888952419928" calcext:value-type="float">
            <text:p>9.3088895242</text:p>
          </table:table-cell>
          <table:table-cell table:formula="of:=[.$H$1]/([.A42]*[.G42]) * 100" office:value-type="float" office:value="23.2722238104982" calcext:value-type="float">
            <text:p>23.27222381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UP(10000/[.A43])" office:value-type="float" office:value="244" calcext:value-type="float">
            <text:p>244</text:p>
          </table:table-cell>
          <table:table-cell office:value-type="float" office:value="1.399085" calcext:value-type="float">
            <text:p>1.399085</text:p>
          </table:table-cell>
          <table:table-cell table:formula="of:=[.C3]/[.C43]" office:value-type="float" office:value="10.3764160147525" calcext:value-type="float">
            <text:p>10.3764160148</text:p>
          </table:table-cell>
          <table:table-cell table:formula="of:=[.$D$1]/([.A43]*[.C43]) * 100" office:value-type="float" office:value="25.3083317432988" calcext:value-type="float">
            <text:p>25.3083317433</text:p>
          </table:table-cell>
          <table:table-cell table:formula="of:=ROUNDUP(50000/[.A43])" office:value-type="float" office:value="1220" calcext:value-type="float">
            <text:p>1220</text:p>
          </table:table-cell>
          <table:table-cell office:value-type="float" office:value="16.124108" calcext:value-type="float">
            <text:p>16.124108</text:p>
          </table:table-cell>
          <table:table-cell table:formula="of:=[.$H$1]/[.G43]" office:value-type="float" office:value="9.54775296717189" calcext:value-type="float">
            <text:p>9.5477529672</text:p>
          </table:table-cell>
          <table:table-cell table:formula="of:=[.$H$1]/([.A43]*[.G43]) * 100" office:value-type="float" office:value="23.2872023589558" calcext:value-type="float">
            <text:p>23.2872023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UP(10000/[.A44])" office:value-type="float" office:value="239" calcext:value-type="float">
            <text:p>239</text:p>
          </table:table-cell>
          <table:table-cell office:value-type="float" office:value="1.381677" calcext:value-type="float">
            <text:p>1.381677</text:p>
          </table:table-cell>
          <table:table-cell table:formula="of:=[.C3]/[.C44]" office:value-type="float" office:value="10.5071503687186" calcext:value-type="float">
            <text:p>10.5071503687</text:p>
          </table:table-cell>
          <table:table-cell table:formula="of:=[.$D$1]/([.A44]*[.C44]) * 100" office:value-type="float" office:value="25.0170246874252" calcext:value-type="float">
            <text:p>25.0170246874</text:p>
          </table:table-cell>
          <table:table-cell table:formula="of:=ROUNDUP(50000/[.A44])" office:value-type="float" office:value="1191" calcext:value-type="float">
            <text:p>1191</text:p>
          </table:table-cell>
          <table:table-cell office:value-type="float" office:value="15.765429" calcext:value-type="float">
            <text:p>15.765429</text:p>
          </table:table-cell>
          <table:table-cell table:formula="of:=[.$H$1]/[.G44]" office:value-type="float" office:value="9.76497372827597" calcext:value-type="float">
            <text:p>9.7649737283</text:p>
          </table:table-cell>
          <table:table-cell table:formula="of:=[.$H$1]/([.A44]*[.G44]) * 100" office:value-type="float" office:value="23.2499374482761" calcext:value-type="float">
            <text:p>23.24993744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UP(10000/[.A45])" office:value-type="float" office:value="233" calcext:value-type="float">
            <text:p>233</text:p>
          </table:table-cell>
          <table:table-cell office:value-type="float" office:value="1.358137" calcext:value-type="float">
            <text:p>1.358137</text:p>
          </table:table-cell>
          <table:table-cell table:formula="of:=[.C3]/[.C45]" office:value-type="float" office:value="10.6892662522264" calcext:value-type="float">
            <text:p>10.6892662522</text:p>
          </table:table-cell>
          <table:table-cell table:formula="of:=[.$D$1]/([.A45]*[.C45]) * 100" office:value-type="float" office:value="24.8587587261079" calcext:value-type="float">
            <text:p>24.8587587261</text:p>
          </table:table-cell>
          <table:table-cell table:formula="of:=ROUNDUP(50000/[.A45])" office:value-type="float" office:value="1163" calcext:value-type="float">
            <text:p>1163</text:p>
          </table:table-cell>
          <table:table-cell office:value-type="float" office:value="15.371164" calcext:value-type="float">
            <text:p>15.371164</text:p>
          </table:table-cell>
          <table:table-cell table:formula="of:=[.$H$1]/[.G45]" office:value-type="float" office:value="10.0154419014721" calcext:value-type="float">
            <text:p>10.0154419015</text:p>
          </table:table-cell>
          <table:table-cell table:formula="of:=[.$H$1]/([.A45]*[.G45]) * 100" office:value-type="float" office:value="23.2917253522608" calcext:value-type="float">
            <text:p>23.29172535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UP(10000/[.A46])" office:value-type="float" office:value="228" calcext:value-type="float">
            <text:p>228</text:p>
          </table:table-cell>
          <table:table-cell office:value-type="float" office:value="1.314609" calcext:value-type="float">
            <text:p>1.314609</text:p>
          </table:table-cell>
          <table:table-cell table:formula="of:=[.C3]/[.C46]" office:value-type="float" office:value="11.0431983958728" calcext:value-type="float">
            <text:p>11.0431983959</text:p>
          </table:table-cell>
          <table:table-cell table:formula="of:=[.$D$1]/([.A46]*[.C46]) * 100" office:value-type="float" office:value="25.0981781724383" calcext:value-type="float">
            <text:p>25.0981781724</text:p>
          </table:table-cell>
          <table:table-cell table:formula="of:=ROUNDUP(50000/[.A46])" office:value-type="float" office:value="1137" calcext:value-type="float">
            <text:p>1137</text:p>
          </table:table-cell>
          <table:table-cell office:value-type="float" office:value="15.026173" calcext:value-type="float">
            <text:p>15.026173</text:p>
          </table:table-cell>
          <table:table-cell table:formula="of:=[.$H$1]/[.G46]" office:value-type="float" office:value="10.2453898274697" calcext:value-type="float">
            <text:p>10.2453898275</text:p>
          </table:table-cell>
          <table:table-cell table:formula="of:=[.$H$1]/([.A46]*[.G46]) * 100" office:value-type="float" office:value="23.284976880613" calcext:value-type="float">
            <text:p>23.28497688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UP(10000/[.A47])" office:value-type="float" office:value="223" calcext:value-type="float">
            <text:p>223</text:p>
          </table:table-cell>
          <table:table-cell office:value-type="float" office:value="1.290794" calcext:value-type="float">
            <text:p>1.290794</text:p>
          </table:table-cell>
          <table:table-cell table:formula="of:=[.C3]/[.C47]" office:value-type="float" office:value="11.2469441289625" calcext:value-type="float">
            <text:p>11.246944129</text:p>
          </table:table-cell>
          <table:table-cell table:formula="of:=[.$D$1]/([.A47]*[.C47]) * 100" office:value-type="float" office:value="24.9932091754722" calcext:value-type="float">
            <text:p>24.9932091755</text:p>
          </table:table-cell>
          <table:table-cell table:formula="of:=ROUNDUP(50000/[.A47])" office:value-type="float" office:value="1112" calcext:value-type="float">
            <text:p>1112</text:p>
          </table:table-cell>
          <table:table-cell office:value-type="float" office:value="14.722632" calcext:value-type="float">
            <text:p>14.722632</text:p>
          </table:table-cell>
          <table:table-cell table:formula="of:=[.$H$1]/[.G47]" office:value-type="float" office:value="10.4566221583206" calcext:value-type="float">
            <text:p>10.4566221583</text:p>
          </table:table-cell>
          <table:table-cell table:formula="of:=[.$H$1]/([.A47]*[.G47]) * 100" office:value-type="float" office:value="23.2369381296013" calcext:value-type="float">
            <text:p>23.23693812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UP(10000/[.A48])" office:value-type="float" office:value="218" calcext:value-type="float">
            <text:p>218</text:p>
          </table:table-cell>
          <table:table-cell office:value-type="float" office:value="1.257368" calcext:value-type="float">
            <text:p>1.257368</text:p>
          </table:table-cell>
          <table:table-cell table:formula="of:=[.C3]/[.C48]" office:value-type="float" office:value="11.5459340463572" calcext:value-type="float">
            <text:p>11.5459340464</text:p>
          </table:table-cell>
          <table:table-cell table:formula="of:=[.$D$1]/([.A48]*[.C48]) * 100" office:value-type="float" office:value="25.0998566225155" calcext:value-type="float">
            <text:p>25.0998566225</text:p>
          </table:table-cell>
          <table:table-cell table:formula="of:=ROUNDUP(50000/[.A48])" office:value-type="float" office:value="1087" calcext:value-type="float">
            <text:p>1087</text:p>
          </table:table-cell>
          <table:table-cell office:value-type="float" office:value="14.229851" calcext:value-type="float">
            <text:p>14.229851</text:p>
          </table:table-cell>
          <table:table-cell table:formula="of:=[.$H$1]/[.G48]" office:value-type="float" office:value="10.8187359094624" calcext:value-type="float">
            <text:p>10.8187359095</text:p>
          </table:table-cell>
          <table:table-cell table:formula="of:=[.$H$1]/([.A48]*[.G48]) * 100" office:value-type="float" office:value="23.518991107527" calcext:value-type="float">
            <text:p>23.5189911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UP(10000/[.A49])" office:value-type="float" office:value="213" calcext:value-type="float">
            <text:p>213</text:p>
          </table:table-cell>
          <table:table-cell office:value-type="float" office:value="1.245606" calcext:value-type="float">
            <text:p>1.245606</text:p>
          </table:table-cell>
          <table:table-cell table:formula="of:=[.C3]/[.C49]" office:value-type="float" office:value="11.6549599150935" calcext:value-type="float">
            <text:p>11.6549599151</text:p>
          </table:table-cell>
          <table:table-cell table:formula="of:=[.$D$1]/([.A49]*[.C49]) * 100" office:value-type="float" office:value="24.7977870533905" calcext:value-type="float">
            <text:p>24.7977870534</text:p>
          </table:table-cell>
          <table:table-cell table:formula="of:=ROUNDUP(50000/[.A49])" office:value-type="float" office:value="1064" calcext:value-type="float">
            <text:p>1064</text:p>
          </table:table-cell>
          <table:table-cell office:value-type="float" office:value="14.043894" calcext:value-type="float">
            <text:p>14.043894</text:p>
          </table:table-cell>
          <table:table-cell table:formula="of:=[.$H$1]/[.G49]" office:value-type="float" office:value="10.9619881779227" calcext:value-type="float">
            <text:p>10.9619881779</text:p>
          </table:table-cell>
          <table:table-cell table:formula="of:=[.$H$1]/([.A49]*[.G49]) * 100" office:value-type="float" office:value="23.3233791019633" calcext:value-type="float">
            <text:p>23.3233791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UP(10000/[.A50])" office:value-type="float" office:value="209" calcext:value-type="float">
            <text:p>209</text:p>
          </table:table-cell>
          <table:table-cell office:value-type="float" office:value="1.200731" calcext:value-type="float">
            <text:p>1.200731</text:p>
          </table:table-cell>
          <table:table-cell table:formula="of:=[.C3]/[.C50]" office:value-type="float" office:value="12.0905415117957" calcext:value-type="float">
            <text:p>12.0905415118</text:p>
          </table:table-cell>
          <table:table-cell table:formula="of:=[.$D$1]/([.A50]*[.C50]) * 100" office:value-type="float" office:value="25.1886281495744" calcext:value-type="float">
            <text:p>25.1886281496</text:p>
          </table:table-cell>
          <table:table-cell table:formula="of:=ROUNDUP(50000/[.A50])" office:value-type="float" office:value="1042" calcext:value-type="float">
            <text:p>1042</text:p>
          </table:table-cell>
          <table:table-cell office:value-type="float" office:value="13.600934" calcext:value-type="float">
            <text:p>13.600934</text:p>
          </table:table-cell>
          <table:table-cell table:formula="of:=[.$H$1]/[.G50]" office:value-type="float" office:value="11.3190020626525" calcext:value-type="float">
            <text:p>11.3190020627</text:p>
          </table:table-cell>
          <table:table-cell table:formula="of:=[.$H$1]/([.A50]*[.G50]) * 100" office:value-type="float" office:value="23.5812542971926" calcext:value-type="float">
            <text:p>23.58125429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UP(10000/[.A51])" office:value-type="float" office:value="205" calcext:value-type="float">
            <text:p>205</text:p>
          </table:table-cell>
          <table:table-cell office:value-type="float" office:value="1.197957" calcext:value-type="float">
            <text:p>1.197957</text:p>
          </table:table-cell>
          <table:table-cell table:formula="of:=[.C3]/[.C51]" office:value-type="float" office:value="12.1185384784262" calcext:value-type="float">
            <text:p>12.1185384784</text:p>
          </table:table-cell>
          <table:table-cell table:formula="of:=[.$D$1]/([.A51]*[.C51]) * 100" office:value-type="float" office:value="24.7317111804616" calcext:value-type="float">
            <text:p>24.7317111805</text:p>
          </table:table-cell>
          <table:table-cell table:formula="of:=ROUNDUP(50000/[.A51])" office:value-type="float" office:value="1021" calcext:value-type="float">
            <text:p>1021</text:p>
          </table:table-cell>
          <table:table-cell office:value-type="float" office:value="13.343092" calcext:value-type="float">
            <text:p>13.343092</text:p>
          </table:table-cell>
          <table:table-cell table:formula="of:=[.$H$1]/[.G51]" office:value-type="float" office:value="11.5377305350214" calcext:value-type="float">
            <text:p>11.537730535</text:p>
          </table:table-cell>
          <table:table-cell table:formula="of:=[.$H$1]/([.A51]*[.G51]) * 100" office:value-type="float" office:value="23.5463888469825" calcext:value-type="float">
            <text:p>23.546388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UP(10000/[.A52])" office:value-type="float" office:value="200" calcext:value-type="float">
            <text:p>200</text:p>
          </table:table-cell>
          <table:table-cell office:value-type="float" office:value="1.170028" calcext:value-type="float">
            <text:p>1.170028</text:p>
          </table:table-cell>
          <table:table-cell table:formula="of:=[.C3]/[.C52]" office:value-type="float" office:value="12.4078124626077" calcext:value-type="float">
            <text:p>12.4078124626</text:p>
          </table:table-cell>
          <table:table-cell table:formula="of:=[.$D$1]/([.A52]*[.C52]) * 100" office:value-type="float" office:value="24.8156249252155" calcext:value-type="float">
            <text:p>24.8156249252</text:p>
          </table:table-cell>
          <table:table-cell table:formula="of:=ROUNDUP(50000/[.A52])" office:value-type="float" office:value="1000" calcext:value-type="float">
            <text:p>1000</text:p>
          </table:table-cell>
          <table:table-cell office:value-type="float" office:value="13.269471" calcext:value-type="float">
            <text:p>13.269471</text:p>
          </table:table-cell>
          <table:table-cell table:formula="of:=[.$H$1]/[.G52]" office:value-type="float" office:value="11.6017435811872" calcext:value-type="float">
            <text:p>11.6017435812</text:p>
          </table:table-cell>
          <table:table-cell table:formula="of:=[.$H$1]/([.A52]*[.G52]) * 100" office:value-type="float" office:value="23.2034871623744" calcext:value-type="float">
            <text:p>23.20348716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UP(10000/[.A53])" office:value-type="float" office:value="197" calcext:value-type="float">
            <text:p>197</text:p>
          </table:table-cell>
          <table:table-cell office:value-type="float" office:value="1.140479" calcext:value-type="float">
            <text:p>1.140479</text:p>
          </table:table-cell>
          <table:table-cell table:formula="of:=[.C3]/[.C53]" office:value-type="float" office:value="12.7292900614566" calcext:value-type="float">
            <text:p>12.7292900615</text:p>
          </table:table-cell>
          <table:table-cell table:formula="of:=[.$D$1]/([.A53]*[.C53]) * 100" office:value-type="float" office:value="24.9593922773659" calcext:value-type="float">
            <text:p>24.9593922774</text:p>
          </table:table-cell>
          <table:table-cell table:formula="of:=ROUNDUP(50000/[.A53])" office:value-type="float" office:value="981" calcext:value-type="float">
            <text:p>981</text:p>
          </table:table-cell>
          <table:table-cell office:value-type="float" office:value="12.998332" calcext:value-type="float">
            <text:p>12.998332</text:p>
          </table:table-cell>
          <table:table-cell table:formula="of:=[.$H$1]/[.G53]" office:value-type="float" office:value="11.8437504135146" calcext:value-type="float">
            <text:p>11.8437504135</text:p>
          </table:table-cell>
          <table:table-cell table:formula="of:=[.$H$1]/([.A53]*[.G53]) * 100" office:value-type="float" office:value="23.2230400264992" calcext:value-type="float">
            <text:p>23.22304002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UP(10000/[.A54])" office:value-type="float" office:value="193" calcext:value-type="float">
            <text:p>193</text:p>
          </table:table-cell>
          <table:table-cell office:value-type="float" office:value="1.118345" calcext:value-type="float">
            <text:p>1.118345</text:p>
          </table:table-cell>
          <table:table-cell table:formula="of:=[.C3]/[.C54]" office:value-type="float" office:value="12.9812249350603" calcext:value-type="float">
            <text:p>12.9812249351</text:p>
          </table:table-cell>
          <table:table-cell table:formula="of:=[.$D$1]/([.A54]*[.C54]) * 100" office:value-type="float" office:value="24.9638941058852" calcext:value-type="float">
            <text:p>24.9638941059</text:p>
          </table:table-cell>
          <table:table-cell table:formula="of:=ROUNDUP(50000/[.A54])" office:value-type="float" office:value="962" calcext:value-type="float">
            <text:p>962</text:p>
          </table:table-cell>
          <table:table-cell office:value-type="float" office:value="12.75783" calcext:value-type="float">
            <text:p>12.75783</text:p>
          </table:table-cell>
          <table:table-cell table:formula="of:=[.$H$1]/[.G54]" office:value-type="float" office:value="12.067020802127" calcext:value-type="float">
            <text:p>12.0670208021</text:p>
          </table:table-cell>
          <table:table-cell table:formula="of:=[.$H$1]/([.A54]*[.G54]) * 100" office:value-type="float" office:value="23.2058092348596" calcext:value-type="float">
            <text:p>23.20580923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UP(10000/[.A55])" office:value-type="float" office:value="189" calcext:value-type="float">
            <text:p>189</text:p>
          </table:table-cell>
          <table:table-cell office:value-type="float" office:value="1.108636" calcext:value-type="float">
            <text:p>1.108636</text:p>
          </table:table-cell>
          <table:table-cell table:formula="of:=[.C3]/[.C55]" office:value-type="float" office:value="13.0949094202245" calcext:value-type="float">
            <text:p>13.0949094202</text:p>
          </table:table-cell>
          <table:table-cell table:formula="of:=[.$D$1]/([.A55]*[.C55]) * 100" office:value-type="float" office:value="24.7073762645745" calcext:value-type="float">
            <text:p>24.7073762646</text:p>
          </table:table-cell>
          <table:table-cell table:formula="of:=ROUNDUP(50000/[.A55])" office:value-type="float" office:value="944" calcext:value-type="float">
            <text:p>944</text:p>
          </table:table-cell>
          <table:table-cell office:value-type="float" office:value="12.512016" calcext:value-type="float">
            <text:p>12.512016</text:p>
          </table:table-cell>
          <table:table-cell table:formula="of:=[.$H$1]/[.G55]" office:value-type="float" office:value="12.3040923221326" calcext:value-type="float">
            <text:p>12.3040923221</text:p>
          </table:table-cell>
          <table:table-cell table:formula="of:=[.$H$1]/([.A55]*[.G55]) * 100" office:value-type="float" office:value="23.2152685323256" calcext:value-type="float">
            <text:p>23.21526853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UP(10000/[.A56])" office:value-type="float" office:value="186" calcext:value-type="float">
            <text:p>186</text:p>
          </table:table-cell>
          <table:table-cell office:value-type="float" office:value="1.078321" calcext:value-type="float">
            <text:p>1.078321</text:p>
          </table:table-cell>
          <table:table-cell table:formula="of:=[.C3]/[.C56]" office:value-type="float" office:value="13.4630485727348" calcext:value-type="float">
            <text:p>13.4630485727</text:p>
          </table:table-cell>
          <table:table-cell table:formula="of:=[.$D$1]/([.A56]*[.C56]) * 100" office:value-type="float" office:value="24.9315714309904" calcext:value-type="float">
            <text:p>24.931571431</text:p>
          </table:table-cell>
          <table:table-cell table:formula="of:=ROUNDUP(50000/[.A56])" office:value-type="float" office:value="926" calcext:value-type="float">
            <text:p>926</text:p>
          </table:table-cell>
          <table:table-cell office:value-type="float" office:value="12.258531" calcext:value-type="float">
            <text:p>12.258531</text:p>
          </table:table-cell>
          <table:table-cell table:formula="of:=[.$H$1]/[.G56]" office:value-type="float" office:value="12.5585194506585" calcext:value-type="float">
            <text:p>12.5585194507</text:p>
          </table:table-cell>
          <table:table-cell table:formula="of:=[.$H$1]/([.A56]*[.G56]) * 100" office:value-type="float" office:value="23.2565175012194" calcext:value-type="float">
            <text:p>23.25651750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UP(10000/[.A57])" office:value-type="float" office:value="182" calcext:value-type="float">
            <text:p>182</text:p>
          </table:table-cell>
          <table:table-cell office:value-type="float" office:value="1.06987" calcext:value-type="float">
            <text:p>1.06987</text:p>
          </table:table-cell>
          <table:table-cell table:formula="of:=[.C3]/[.C57]" office:value-type="float" office:value="13.5693944124052" calcext:value-type="float">
            <text:p>13.5693944124</text:p>
          </table:table-cell>
          <table:table-cell table:formula="of:=[.$D$1]/([.A57]*[.C57]) * 100" office:value-type="float" office:value="24.6716262043732" calcext:value-type="float">
            <text:p>24.6716262044</text:p>
          </table:table-cell>
          <table:table-cell table:formula="of:=ROUNDUP(50000/[.A57])" office:value-type="float" office:value="910" calcext:value-type="float">
            <text:p>910</text:p>
          </table:table-cell>
          <table:table-cell office:value-type="float" office:value="12.07616" calcext:value-type="float">
            <text:p>12.07616</text:p>
          </table:table-cell>
          <table:table-cell table:formula="of:=[.$H$1]/[.G57]" office:value-type="float" office:value="12.7481749165298" calcext:value-type="float">
            <text:p>12.7481749165</text:p>
          </table:table-cell>
          <table:table-cell table:formula="of:=[.$H$1]/([.A57]*[.G57]) * 100" office:value-type="float" office:value="23.1784998482359" calcext:value-type="float">
            <text:p>23.17849984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UP(10000/[.A58])" office:value-type="float" office:value="179" calcext:value-type="float">
            <text:p>179</text:p>
          </table:table-cell>
          <table:table-cell office:value-type="float" office:value="1.047863" calcext:value-type="float">
            <text:p>1.047863</text:p>
          </table:table-cell>
          <table:table-cell table:formula="of:=[.C3]/[.C58]" office:value-type="float" office:value="13.8543760014429" calcext:value-type="float">
            <text:p>13.8543760014</text:p>
          </table:table-cell>
          <table:table-cell table:formula="of:=[.$D$1]/([.A58]*[.C58]) * 100" office:value-type="float" office:value="24.7399571454338" calcext:value-type="float">
            <text:p>24.7399571454</text:p>
          </table:table-cell>
          <table:table-cell table:formula="of:=ROUNDUP(50000/[.A58])" office:value-type="float" office:value="893" calcext:value-type="float">
            <text:p>893</text:p>
          </table:table-cell>
          <table:table-cell office:value-type="float" office:value="11.849317" calcext:value-type="float">
            <text:p>11.849317</text:p>
          </table:table-cell>
          <table:table-cell table:formula="of:=[.$H$1]/[.G58]" office:value-type="float" office:value="12.9922256278569" calcext:value-type="float">
            <text:p>12.9922256279</text:p>
          </table:table-cell>
          <table:table-cell table:formula="of:=[.$H$1]/([.A58]*[.G58]) * 100" office:value-type="float" office:value="23.2004029068873" calcext:value-type="float">
            <text:p>23.20040290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UP(10000/[.A59])" office:value-type="float" office:value="176" calcext:value-type="float">
            <text:p>176</text:p>
          </table:table-cell>
          <table:table-cell office:value-type="float" office:value="1.023566" calcext:value-type="float">
            <text:p>1.023566</text:p>
          </table:table-cell>
          <table:table-cell table:formula="of:=[.C3]/[.C59]" office:value-type="float" office:value="14.1832456334032" calcext:value-type="float">
            <text:p>14.1832456334</text:p>
          </table:table-cell>
          <table:table-cell table:formula="of:=[.$D$1]/([.A59]*[.C59]) * 100" office:value-type="float" office:value="24.882887076146" calcext:value-type="float">
            <text:p>24.8828870761</text:p>
          </table:table-cell>
          <table:table-cell table:formula="of:=ROUNDUP(50000/[.A59])" office:value-type="float" office:value="878" calcext:value-type="float">
            <text:p>878</text:p>
          </table:table-cell>
          <table:table-cell office:value-type="float" office:value="11.648137" calcext:value-type="float">
            <text:p>11.648137</text:p>
          </table:table-cell>
          <table:table-cell table:formula="of:=[.$H$1]/[.G59]" office:value-type="float" office:value="13.2166199624884" calcext:value-type="float">
            <text:p>13.2166199625</text:p>
          </table:table-cell>
          <table:table-cell table:formula="of:=[.$H$1]/([.A59]*[.G59]) * 100" office:value-type="float" office:value="23.1870525657692" calcext:value-type="float">
            <text:p>23.18705256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UP(10000/[.A60])" office:value-type="float" office:value="173" calcext:value-type="float">
            <text:p>173</text:p>
          </table:table-cell>
          <table:table-cell office:value-type="float" office:value="1.006457" calcext:value-type="float">
            <text:p>1.006457</text:p>
          </table:table-cell>
          <table:table-cell table:formula="of:=[.C3]/[.C60]" office:value-type="float" office:value="14.4243499722293" calcext:value-type="float">
            <text:p>14.4243499722</text:p>
          </table:table-cell>
          <table:table-cell table:formula="of:=[.$D$1]/([.A60]*[.C60]) * 100" office:value-type="float" office:value="24.8695689176367" calcext:value-type="float">
            <text:p>24.8695689176</text:p>
          </table:table-cell>
          <table:table-cell table:formula="of:=ROUNDUP(50000/[.A60])" office:value-type="float" office:value="863" calcext:value-type="float">
            <text:p>863</text:p>
          </table:table-cell>
          <table:table-cell office:value-type="float" office:value="11.451452" calcext:value-type="float">
            <text:p>11.451452</text:p>
          </table:table-cell>
          <table:table-cell table:formula="of:=[.$H$1]/[.G60]" office:value-type="float" office:value="13.4436226951831" calcext:value-type="float">
            <text:p>13.4436226952</text:p>
          </table:table-cell>
          <table:table-cell table:formula="of:=[.$H$1]/([.A60]*[.G60]) * 100" office:value-type="float" office:value="23.1786598192812" calcext:value-type="float">
            <text:p>23.17865981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UP(10000/[.A61])" office:value-type="float" office:value="170" calcext:value-type="float">
            <text:p>170</text:p>
          </table:table-cell>
          <table:table-cell office:value-type="float" office:value="0.996333" calcext:value-type="float">
            <text:p>0.996333</text:p>
          </table:table-cell>
          <table:table-cell table:formula="of:=[.C3]/[.C61]" office:value-type="float" office:value="14.570919562034" calcext:value-type="float">
            <text:p>14.570919562</text:p>
          </table:table-cell>
          <table:table-cell table:formula="of:=[.$D$1]/([.A61]*[.C61]) * 100" office:value-type="float" office:value="24.6964738339559" calcext:value-type="float">
            <text:p>24.696473834</text:p>
          </table:table-cell>
          <table:table-cell table:formula="of:=ROUNDUP(50000/[.A61])" office:value-type="float" office:value="848" calcext:value-type="float">
            <text:p>848</text:p>
          </table:table-cell>
          <table:table-cell office:value-type="float" office:value="11.251075" calcext:value-type="float">
            <text:p>11.251075</text:p>
          </table:table-cell>
          <table:table-cell table:formula="of:=[.$H$1]/[.G61]" office:value-type="float" office:value="13.6830480642961" calcext:value-type="float">
            <text:p>13.6830480643</text:p>
          </table:table-cell>
          <table:table-cell table:formula="of:=[.$H$1]/([.A61]*[.G61]) * 100" office:value-type="float" office:value="23.1916068886374" calcext:value-type="float">
            <text:p>23.19160688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UP(10000/[.A62])" office:value-type="float" office:value="167" calcext:value-type="float">
            <text:p>167</text:p>
          </table:table-cell>
          <table:table-cell office:value-type="float" office:value="0.973021" calcext:value-type="float">
            <text:p>0.973021</text:p>
          </table:table-cell>
          <table:table-cell table:formula="of:=[.C3]/[.C62]" office:value-type="float" office:value="14.9200150870331" calcext:value-type="float">
            <text:p>14.920015087</text:p>
          </table:table-cell>
          <table:table-cell table:formula="of:=[.$D$1]/([.A62]*[.C62]) * 100" office:value-type="float" office:value="24.8666918117218" calcext:value-type="float">
            <text:p>24.8666918117</text:p>
          </table:table-cell>
          <table:table-cell table:formula="of:=ROUNDUP(50000/[.A62])" office:value-type="float" office:value="834" calcext:value-type="float">
            <text:p>834</text:p>
          </table:table-cell>
          <table:table-cell office:value-type="float" office:value="11.074554" calcext:value-type="float">
            <text:p>11.074554</text:p>
          </table:table-cell>
          <table:table-cell table:formula="of:=[.$H$1]/[.G62]" office:value-type="float" office:value="13.9011467188656" calcext:value-type="float">
            <text:p>13.9011467189</text:p>
          </table:table-cell>
          <table:table-cell table:formula="of:=[.$H$1]/([.A62]*[.G62]) * 100" office:value-type="float" office:value="23.168577864776" calcext:value-type="float">
            <text:p>23.16857786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UP(10000/[.A63])" office:value-type="float" office:value="164" calcext:value-type="float">
            <text:p>164</text:p>
          </table:table-cell>
          <table:table-cell office:value-type="float" office:value="0.959006" calcext:value-type="float">
            <text:p>0.959006</text:p>
          </table:table-cell>
          <table:table-cell table:formula="of:=[.C3]/[.C63]" office:value-type="float" office:value="15.1380575304013" calcext:value-type="float">
            <text:p>15.1380575304</text:p>
          </table:table-cell>
          <table:table-cell table:formula="of:=[.$D$1]/([.A63]*[.C63]) * 100" office:value-type="float" office:value="24.8164877547562" calcext:value-type="float">
            <text:p>24.8164877548</text:p>
          </table:table-cell>
          <table:table-cell table:formula="of:=ROUNDUP(50000/[.A63])" office:value-type="float" office:value="820" calcext:value-type="float">
            <text:p>820</text:p>
          </table:table-cell>
          <table:table-cell office:value-type="float" office:value="10.88909" calcext:value-type="float">
            <text:p>10.88909</text:p>
          </table:table-cell>
          <table:table-cell table:formula="of:=[.$H$1]/[.G63]" office:value-type="float" office:value="14.1379123508025" calcext:value-type="float">
            <text:p>14.1379123508</text:p>
          </table:table-cell>
          <table:table-cell table:formula="of:=[.$H$1]/([.A63]*[.G63]) * 100" office:value-type="float" office:value="23.1769054931189" calcext:value-type="float">
            <text:p>23.17690549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UP(10000/[.A64])" office:value-type="float" office:value="162" calcext:value-type="float">
            <text:p>162</text:p>
          </table:table-cell>
          <table:table-cell office:value-type="float" office:value="0.956886" calcext:value-type="float">
            <text:p>0.956886</text:p>
          </table:table-cell>
          <table:table-cell table:formula="of:=[.C3]/[.C64]" office:value-type="float" office:value="15.1715961985022" calcext:value-type="float">
            <text:p>15.1715961985</text:p>
          </table:table-cell>
          <table:table-cell table:formula="of:=[.$D$1]/([.A64]*[.C64]) * 100" office:value-type="float" office:value="24.4703164491971" calcext:value-type="float">
            <text:p>24.4703164492</text:p>
          </table:table-cell>
          <table:table-cell table:formula="of:=ROUNDUP(50000/[.A64])" office:value-type="float" office:value="807" calcext:value-type="float">
            <text:p>807</text:p>
          </table:table-cell>
          <table:table-cell office:value-type="float" office:value="10.722831" calcext:value-type="float">
            <text:p>10.722831</text:p>
          </table:table-cell>
          <table:table-cell table:formula="of:=[.$H$1]/[.G64]" office:value-type="float" office:value="14.3571226665794" calcext:value-type="float">
            <text:p>14.3571226666</text:p>
          </table:table-cell>
          <table:table-cell table:formula="of:=[.$H$1]/([.A64]*[.G64]) * 100" office:value-type="float" office:value="23.1566494622248" calcext:value-type="float">
            <text:p>23.15664946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UP(10000/[.A65])" office:value-type="float" office:value="159" calcext:value-type="float">
            <text:p>159</text:p>
          </table:table-cell>
          <table:table-cell office:value-type="float" office:value="0.933306" calcext:value-type="float">
            <text:p>0.933306</text:p>
          </table:table-cell>
          <table:table-cell table:formula="of:=[.C3]/[.C65]" office:value-type="float" office:value="15.5549069651326" calcext:value-type="float">
            <text:p>15.5549069651</text:p>
          </table:table-cell>
          <table:table-cell table:formula="of:=[.$D$1]/([.A65]*[.C65]) * 100" office:value-type="float" office:value="24.6903285160834" calcext:value-type="float">
            <text:p>24.6903285161</text:p>
          </table:table-cell>
          <table:table-cell table:formula="of:=ROUNDUP(50000/[.A65])" office:value-type="float" office:value="794" calcext:value-type="float">
            <text:p>794</text:p>
          </table:table-cell>
          <table:table-cell office:value-type="float" office:value="10.547879" calcext:value-type="float">
            <text:p>10.547879</text:p>
          </table:table-cell>
          <table:table-cell table:formula="of:=[.$H$1]/[.G65]" office:value-type="float" office:value="14.5952565439933" calcext:value-type="float">
            <text:p>14.595256544</text:p>
          </table:table-cell>
          <table:table-cell table:formula="of:=[.$H$1]/([.A65]*[.G65]) * 100" office:value-type="float" office:value="23.1670738793545" calcext:value-type="float">
            <text:p>23.16707387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UP(10000/[.A66])" office:value-type="float" office:value="157" calcext:value-type="float">
            <text:p>157</text:p>
          </table:table-cell>
          <table:table-cell office:value-type="float" office:value="0.914476" calcext:value-type="float">
            <text:p>0.914476</text:p>
          </table:table-cell>
          <table:table-cell table:formula="of:=[.C3]/[.C66]" office:value-type="float" office:value="15.8751984743175" calcext:value-type="float">
            <text:p>15.8751984743</text:p>
          </table:table-cell>
          <table:table-cell table:formula="of:=[.$D$1]/([.A66]*[.C66]) * 100" office:value-type="float" office:value="24.8049976161211" calcext:value-type="float">
            <text:p>24.8049976161</text:p>
          </table:table-cell>
          <table:table-cell table:formula="of:=ROUNDUP(50000/[.A66])" office:value-type="float" office:value="782" calcext:value-type="float">
            <text:p>782</text:p>
          </table:table-cell>
          <table:table-cell office:value-type="float" office:value="10.400476" calcext:value-type="float">
            <text:p>10.400476</text:p>
          </table:table-cell>
          <table:table-cell table:formula="of:=[.$H$1]/[.G66]" office:value-type="float" office:value="14.8021109803051" calcext:value-type="float">
            <text:p>14.8021109803</text:p>
          </table:table-cell>
          <table:table-cell table:formula="of:=[.$H$1]/([.A66]*[.G66]) * 100" office:value-type="float" office:value="23.1282984067268" calcext:value-type="float">
            <text:p>23.1282984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51:27.856697293</meta:creation-date>
    <meta:generator>LibreOffice/5.1.4.2$Linux_X86_64 LibreOffice_project/10m0$Build-2</meta:generator>
    <dc:date>2016-11-02T14:56:46.337565478</dc:date>
    <meta:editing-duration>PT4H8M42S</meta:editing-duration>
    <meta:editing-cycles>11</meta:editing-cycles>
    <meta:document-statistic meta:table-count="1" meta:cell-count="5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9cm" xlink:href=".." xlink:type="simple" chart:class="chart:line" chart:style-name="ch1">
        <chart:title svg:x="6.345cm" svg:y="0.315cm" chart:style-name="ch2">
          <text:p>Execution Time</text:p>
        </chart:title>
        <chart:subtitle svg:x="5.988cm" svg:y="1.299cm" chart:style-name="ch3">
          <text:p>Problem Size = 10,000</text:p>
        </chart:subtitle>
        <chart:legend chart:legend-position="end" svg:x="13.081cm" svg:y="4.192cm" style:legend-expansion="high" chart:style-name="ch4"/>
        <chart:plot-area chart:style-name="ch5" table:cell-range-address="Sheet1.C3:Sheet1.C66" svg:x="0.319cm" svg:y="2.135cm" svg:width="12.443cm" svg:height="6.675cm">
          <chartooo:coordinate-region svg:x="0.761cm" svg:y="2.337cm" svg:width="11.669cm" svg:height="5.668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66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17488">
                <text:p>14.517488</text:p>
                <draw:g>
                  <svg:desc>Sheet1.C3:Sheet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80338">
                <text:p>12.280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55753">
                <text:p>9.655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02795">
                <text:p>6.202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36446">
                <text:p>7.536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43058">
                <text:p>4.843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84708">
                <text:p>6.984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22628">
                <text:p>4.222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5466">
                <text:p>6.305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89339">
                <text:p>3.789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45785">
                <text:p>3.845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5814">
                <text:p>3.555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71241">
                <text:p>3.771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48428">
                <text:p>3.548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61619">
                <text:p>3.761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33691">
                <text:p>3.533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55766">
                <text:p>3.355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77936">
                <text:p>3.177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6327">
                <text:p>2.976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13113">
                <text:p>2.813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04992">
                <text:p>2.704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66721">
                <text:p>2.56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76342">
                <text:p>2.476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63747">
                <text:p>2.363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55612">
                <text:p>2.255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5192">
                <text:p>2.225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39844">
                <text:p>2.139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9237">
                <text:p>2.049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58018">
                <text:p>1.958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98158">
                <text:p>1.898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60843">
                <text:p>1.860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87382">
                <text:p>1.787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6391">
                <text:p>1.756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03508">
                <text:p>1.703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46628">
                <text:p>1.646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8966">
                <text:p>1.598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48074">
                <text:p>1.548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2698">
                <text:p>1.522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92631">
                <text:p>1.492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52993">
                <text:p>1.452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99085">
                <text:p>1.399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81677">
                <text:p>1.381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58137">
                <text:p>1.358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14609">
                <text:p>1.314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90794">
                <text:p>1.290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7368">
                <text:p>1.257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45606">
                <text:p>1.2456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00731">
                <text:p>1.200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7957">
                <text:p>1.197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70028">
                <text:p>1.170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40479">
                <text:p>1.140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8345">
                <text:p>1.118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8636">
                <text:p>1.108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8321">
                <text:p>1.078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6987">
                <text:p>1.06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47863">
                <text:p>1.047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3566">
                <text:p>1.023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6457">
                <text:p>1.006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6333">
                <text:p>0.996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3021">
                <text:p>0.973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9006">
                <text:p>0.95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6886">
                <text:p>0.9568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3306">
                <text:p>0.933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476">
                <text:p>0.914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9cm" xlink:href=".." xlink:type="simple" chart:class="chart:line" chart:style-name="ch1">
        <chart:title svg:x="6.991cm" svg:y="0.315cm" chart:style-name="ch2">
          <text:p>Speedup</text:p>
        </chart:title>
        <chart:subtitle svg:x="5.988cm" svg:y="1.299cm" chart:style-name="ch3">
          <text:p>Problem Size = 10,000</text:p>
        </chart:subtitle>
        <chart:legend chart:legend-position="end" svg:x="13.081cm" svg:y="4.192cm" style:legend-expansion="high" chart:style-name="ch4"/>
        <chart:plot-area chart:style-name="ch5" table:cell-range-address="Sheet1.D3:Sheet1.D66" svg:x="0.319cm" svg:y="2.135cm" svg:width="12.443cm" svg:height="6.675cm">
          <chartooo:coordinate-region svg:x="0.761cm" svg:y="2.337cm" svg:width="11.669cm" svg:height="5.66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D3:Sheet1.D66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21733245453">
                <text:p>1.1821733245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350656235718">
                <text:p>1.50350656235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4047522125106">
                <text:p>2.34047522125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2630425534795">
                <text:p>1.92630425534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758706172835">
                <text:p>2.99758706172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846741767873">
                <text:p>2.07846741767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3802200904271">
                <text:p>3.43802200904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0236559835546">
                <text:p>2.30236559835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3113994287658">
                <text:p>3.83113994287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7490889376291">
                <text:p>3.77490889376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8274673534667">
                <text:p>4.08274673534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495253949562">
                <text:p>3.8495253949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124491183138">
                <text:p>4.09124491183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5937225434048">
                <text:p>3.85937225434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0830714966306">
                <text:p>4.10830714966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2613239421342">
                <text:p>4.32613239421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821282744524">
                <text:p>4.56821282744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7765222033735">
                <text:p>4.87765222033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6064871905252">
                <text:p>5.1606487190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6692456022051">
                <text:p>5.36692456022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5604442399466">
                <text:p>5.65604442399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6247295405885">
                <text:p>5.86247295405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14172667379377">
                <text:p>6.14172667379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3616366644618">
                <text:p>6.43616366644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2415072497115">
                <text:p>6.52415072497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843674585624">
                <text:p>6.7843674585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843382195422">
                <text:p>7.0843382195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41437923451163">
                <text:p>7.41437923451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64819788447537">
                <text:p>7.64819788447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0156520458738">
                <text:p>7.80156520458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2220778770291">
                <text:p>8.12220778770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6552174316539">
                <text:p>8.26552174316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221131923067">
                <text:p>8.5221131923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1649528612413">
                <text:p>8.81649528612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0792974960068">
                <text:p>9.0792974960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37777393070357">
                <text:p>9.37777393070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53405599797202">
                <text:p>9.53405599797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72610645229799">
                <text:p>9.72610645229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99143698558768">
                <text:p>9.99143698558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3764160147525">
                <text:p>10.3764160147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5071503687186">
                <text:p>10.5071503687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892662522264">
                <text:p>10.6892662522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0431983958728">
                <text:p>11.04319839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469441289625">
                <text:p>11.246944128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5459340463572">
                <text:p>11.5459340463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6549599150935">
                <text:p>11.6549599150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0905415117957">
                <text:p>12.0905415117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1185384784262">
                <text:p>12.1185384784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078124626077">
                <text:p>12.4078124626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292900614566">
                <text:p>12.7292900614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9812249350603">
                <text:p>12.98122493506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0949094202245">
                <text:p>13.0949094202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4630485727348">
                <text:p>13.4630485727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693944124052">
                <text:p>13.5693944124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8543760014429">
                <text:p>13.8543760014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1832456334032">
                <text:p>14.1832456334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4243499722293">
                <text:p>14.4243499722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70919562034">
                <text:p>14.570919562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9200150870331">
                <text:p>14.9200150870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1380575304013">
                <text:p>15.1380575304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1715961985022">
                <text:p>15.1715961985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549069651326">
                <text:p>15.5549069651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8751984743175">
                <text:p>15.8751984743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8cm" xlink:href=".." xlink:type="simple" chart:class="chart:line" chart:style-name="ch1">
        <chart:title svg:x="6.927cm" svg:y="0.315cm" chart:style-name="ch2">
          <text:p>Efficiency</text:p>
        </chart:title>
        <chart:subtitle svg:x="5.988cm" svg:y="1.299cm" chart:style-name="ch3">
          <text:p>Problem Size = 10,000</text:p>
        </chart:subtitle>
        <chart:legend chart:legend-position="end" svg:x="13.102cm" svg:y="4.192cm" style:legend-expansion="high" chart:style-name="ch4"/>
        <chart:plot-area chart:style-name="ch5" table:cell-range-address="Sheet1.E3:Sheet1.E66" svg:x="0.319cm" svg:y="2.135cm" svg:width="12.464cm" svg:height="6.674cm">
          <chartooo:coordinate-region svg:x="0.951cm" svg:y="2.337cm" svg:width="11.499cm" svg:height="5.66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E66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3:Sheet1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1086662272651">
                <text:p>59.1086662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168854119059">
                <text:p>50.116885411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5118805312766">
                <text:p>58.5118805312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5260851069589">
                <text:p>38.5260851069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9597843621392">
                <text:p>49.9597843621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923916811248">
                <text:p>29.6923916811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9752751130339">
                <text:p>42.9752751130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818399817273">
                <text:p>25.581839981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3113994287658">
                <text:p>38.3113994287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3173535796628">
                <text:p>34.3173535796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0228894612223">
                <text:p>34.0228894612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6117338073554">
                <text:p>29.6117338073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2231779416527">
                <text:p>29.2231779416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7291483622699">
                <text:p>25.7291483622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6769196853941">
                <text:p>25.6769196853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4478376130201">
                <text:p>25.4478376130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3789601524735">
                <text:p>25.3789601524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6718537912492">
                <text:p>25.6718537912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8032435952626">
                <text:p>25.803243595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5567836200977">
                <text:p>25.5567836200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7092928363394">
                <text:p>25.7092928363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4890128437341">
                <text:p>25.4890128437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590527807474">
                <text:p>25.5905278074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7446546657847">
                <text:p>25.7446546657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928874037352">
                <text:p>25.0928874037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1272868835644">
                <text:p>25.12728688356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3012079269364">
                <text:p>25.3012079269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5668249465918">
                <text:p>25.5668249465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4939929482512">
                <text:p>25.4939929482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1663393696367">
                <text:p>25.1663393696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3818993365716">
                <text:p>25.3818993365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0470355853497">
                <text:p>25.0470355853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0650388009021">
                <text:p>25.0650388009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1899865317832">
                <text:p>25.1899865317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2202708222411">
                <text:p>25.2202708222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453349478475">
                <text:p>25.345334947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0896210472948">
                <text:p>25.0896210472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9387344930718">
                <text:p>24.9387344930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9785924639692">
                <text:p>24.9785924639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3083317432988">
                <text:p>25.30833174329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0170246874252">
                <text:p>25.0170246874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8587587261079">
                <text:p>24.85875872610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0981781724383">
                <text:p>25.0981781724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9932091754722">
                <text:p>24.9932091754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0998566225155">
                <text:p>25.0998566225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7977870533905">
                <text:p>24.7977870533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1886281495744">
                <text:p>25.18862814957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7317111804616">
                <text:p>24.7317111804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8156249252155">
                <text:p>24.8156249252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9593922773659">
                <text:p>24.9593922773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638941058852">
                <text:p>24.9638941058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7073762645745">
                <text:p>24.7073762645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9315714309904">
                <text:p>24.9315714309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6716262043732">
                <text:p>24.6716262043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7399571454338">
                <text:p>24.739957145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82887076146">
                <text:p>24.882887076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8695689176367">
                <text:p>24.8695689176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964738339559">
                <text:p>24.69647383395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8666918117218">
                <text:p>24.8666918117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8164877547562">
                <text:p>24.8164877547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4703164491971">
                <text:p>24.4703164491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6903285160834">
                <text:p>24.6903285160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8049976161211">
                <text:p>24.8049976161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9cm" xlink:href=".." xlink:type="simple" chart:class="chart:line" chart:style-name="ch1">
        <chart:title svg:x="6.345cm" svg:y="0.315cm" chart:style-name="ch2">
          <text:p>Execution Time</text:p>
        </chart:title>
        <chart:subtitle svg:x="5.988cm" svg:y="1.299cm" chart:style-name="ch3">
          <text:p>Problem Size = 50,000</text:p>
        </chart:subtitle>
        <chart:legend chart:legend-position="end" svg:x="13.059cm" svg:y="4.192cm" style:legend-expansion="high" chart:style-name="ch4"/>
        <chart:plot-area chart:style-name="ch5" table:cell-range-address="Sheet1.G3:Sheet1.G66" svg:x="0.319cm" svg:y="2.135cm" svg:width="12.421cm" svg:height="6.675cm">
          <chartooo:coordinate-region svg:x="0.951cm" svg:y="2.337cm" svg:width="11.456cm" svg:height="5.66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G3:Sheet1.G66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.949">
                <text:p>153.949</text:p>
                <draw:g>
                  <svg:desc>Sheet1.G3:Sheet1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.380821">
                <text:p>125.380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555891">
                <text:p>132.555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.29184">
                <text:p>98.2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373527">
                <text:p>78.37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330874">
                <text:p>64.33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22063">
                <text:p>57.822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72249">
                <text:p>50.372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68061">
                <text:p>49.68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166865">
                <text:p>44.166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635841">
                <text:p>47.635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434294">
                <text:p>43.434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229356">
                <text:p>45.229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347658">
                <text:p>41.347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672215">
                <text:p>48.672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583659">
                <text:p>45.583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443293">
                <text:p>44.443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235772">
                <text:p>41.235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453644">
                <text:p>40.453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105452">
                <text:p>37.105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722128">
                <text:p>35.722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284757">
                <text:p>33.284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460045">
                <text:p>33.460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078515">
                <text:p>31.078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871004">
                <text:p>31.871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194828">
                <text:p>30.1948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106926">
                <text:p>30.106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838637">
                <text:p>28.838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719265">
                <text:p>28.719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832745">
                <text:p>26.832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147591">
                <text:p>28.147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528856">
                <text:p>26.528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087319">
                <text:p>25.087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32749">
                <text:p>23.532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235077">
                <text:p>22.235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870169">
                <text:p>20.870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810985">
                <text:p>19.810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645996">
                <text:p>18.645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558329">
                <text:p>17.5583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537848">
                <text:p>16.537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24108">
                <text:p>16.124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65429">
                <text:p>15.765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371164">
                <text:p>15.371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026173">
                <text:p>15.026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722632">
                <text:p>14.7226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229851">
                <text:p>14.229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43894">
                <text:p>14.043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600934">
                <text:p>13.600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343092">
                <text:p>13.343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269471">
                <text:p>13.2694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998332">
                <text:p>12.998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783">
                <text:p>12.75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12016">
                <text:p>12.512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58531">
                <text:p>12.2585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07616">
                <text:p>12.07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849317">
                <text:p>11.849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48137">
                <text:p>11.648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51452">
                <text:p>11.451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251075">
                <text:p>11.251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074554">
                <text:p>11.0745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88909">
                <text:p>10.88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722831">
                <text:p>10.722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47879">
                <text:p>10.547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400476">
                <text:p>10.400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9cm" xlink:href=".." xlink:type="simple" chart:class="chart:line" chart:style-name="ch1">
        <chart:title svg:x="6.991cm" svg:y="0.315cm" chart:style-name="ch2">
          <text:p>Speedup</text:p>
        </chart:title>
        <chart:subtitle svg:x="5.988cm" svg:y="1.299cm" chart:style-name="ch3">
          <text:p>Problem Size = 50,000</text:p>
        </chart:subtitle>
        <chart:legend chart:legend-position="end" svg:x="13.08cm" svg:y="4.192cm" style:legend-expansion="high" chart:style-name="ch4"/>
        <chart:plot-area chart:style-name="ch5" table:cell-range-address="Sheet1.H3:Sheet1.H66" svg:x="0.319cm" svg:y="2.135cm" svg:width="12.442cm" svg:height="6.675cm">
          <chartooo:coordinate-region svg:x="0.761cm" svg:y="2.337cm" svg:width="11.668cm" svg:height="5.66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H3:Sheet1.H66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:Sheet1.H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785126761931">
                <text:p>1.22785126761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138934934246">
                <text:p>1.16138934934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624395270248">
                <text:p>1.56624395270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429848053157">
                <text:p>1.96429848053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9308111996116">
                <text:p>2.39308111996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624612131186">
                <text:p>2.6624612131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5622645516582">
                <text:p>3.0562264551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9877435079803">
                <text:p>3.09877435079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562208343291">
                <text:p>3.48562208343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3178927396285">
                <text:p>3.23178927396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4441124333689">
                <text:p>3.54441124333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0374070327245">
                <text:p>3.40374070327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2328222314309">
                <text:p>3.72328222314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6297501562236">
                <text:p>3.16297501562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7728482919724">
                <text:p>3.37728482919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6394224208364">
                <text:p>3.46394224208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3338469327069">
                <text:p>3.73338469327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0556569885274">
                <text:p>3.80556569885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489590262908">
                <text:p>4.1489590262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0962567515575">
                <text:p>4.30962567515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2521027267827">
                <text:p>4.625210272678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0098006443207">
                <text:p>4.60098006443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5355070858437">
                <text:p>4.95355070858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3037810795041">
                <text:p>4.83037810795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9852217075057">
                <text:p>5.09852217075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1340812409743">
                <text:p>5.11340812409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3828973956016">
                <text:p>5.33828973956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36047841057214">
                <text:p>5.36047841057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3735560785898">
                <text:p>5.73735560785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6934904660225">
                <text:p>5.46934904660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030772227796">
                <text:p>5.8030772227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13652658540357">
                <text:p>6.13652658540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419046453094">
                <text:p>6.5419046453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2369988194779">
                <text:p>6.923699881947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7650950502605">
                <text:p>7.37650950502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7089074571507">
                <text:p>7.77089074571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25641065245321">
                <text:p>8.25641065245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6786167977602">
                <text:p>8.76786167977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30888952419928">
                <text:p>9.30888952419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54775296717189">
                <text:p>9.54775296717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76497372827597">
                <text:p>9.76497372827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0154419014721">
                <text:p>10.0154419014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2453898274697">
                <text:p>10.2453898274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4566221583206">
                <text:p>10.4566221583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8187359094624">
                <text:p>10.8187359094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9619881779227">
                <text:p>10.96198817792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3190020626525">
                <text:p>11.3190020626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5377305350214">
                <text:p>11.5377305350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017435811872">
                <text:p>11.6017435811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8437504135146">
                <text:p>11.8437504135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067020802127">
                <text:p>12.067020802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3040923221326">
                <text:p>12.3040923221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585194506585">
                <text:p>12.5585194506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481749165298">
                <text:p>12.7481749165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9922256278569">
                <text:p>12.9922256278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2166199624884">
                <text:p>13.21661996248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4436226951831">
                <text:p>13.4436226951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6830480642961">
                <text:p>13.6830480642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9011467188656">
                <text:p>13.901146718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1379123508025">
                <text:p>14.1379123508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571226665794">
                <text:p>14.3571226665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5952565439933">
                <text:p>14.5952565439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8021109803051">
                <text:p>14.8021109803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9cm" xlink:href=".." xlink:type="simple" chart:class="chart:line" chart:style-name="ch1">
        <chart:title svg:x="6.927cm" svg:y="0.315cm" chart:style-name="ch2">
          <text:p>Efficiency</text:p>
        </chart:title>
        <chart:subtitle svg:x="5.988cm" svg:y="1.299cm" chart:style-name="ch3">
          <text:p>Problem Size = 50,000</text:p>
        </chart:subtitle>
        <chart:legend chart:legend-position="end" svg:x="13.228cm" svg:y="4.192cm" style:legend-expansion="high" chart:style-name="ch4"/>
        <chart:plot-area chart:style-name="ch5" table:cell-range-address="Sheet1.I3:Sheet1.I66" svg:x="0.319cm" svg:y="2.135cm" svg:width="12.59cm" svg:height="6.675cm">
          <chartooo:coordinate-region svg:x="0.951cm" svg:y="2.337cm" svg:width="11.625cm" svg:height="5.66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66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I3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3925633809656">
                <text:p>61.3925633809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7129783114153">
                <text:p>38.7129783114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1560988175621">
                <text:p>39.1560988175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2859696106314">
                <text:p>39.2859696106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8846853326859">
                <text:p>39.8846853326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0351601874085">
                <text:p>38.035160187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2028306895727">
                <text:p>38.2028306895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4308261199781">
                <text:p>34.4308261199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8562208343291">
                <text:p>34.8562208343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3799024905714">
                <text:p>29.379902490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5367603611407">
                <text:p>29.5367603611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826207944035">
                <text:p>26.1826207944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948730224506">
                <text:p>26.5948730224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0865001041491">
                <text:p>21.0865001041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1080301824827">
                <text:p>21.1080301824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3761308357861">
                <text:p>20.3761308357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741026073726">
                <text:p>20.741026073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0292931518565">
                <text:p>20.0292931518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744795131454">
                <text:p>20.744795131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220270245512">
                <text:p>20.5220270245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236830576285">
                <text:p>21.0236830576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0042611497047">
                <text:p>20.0042611497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6397946191015">
                <text:p>20.6397946191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3215124318017">
                <text:p>19.3215124318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6097006567329">
                <text:p>19.6097006567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385486077682">
                <text:p>18.9385486077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653204984291">
                <text:p>19.0653204984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4844083123177">
                <text:p>18.4844083123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1245186928633">
                <text:p>19.1245186928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6430614406524">
                <text:p>17.6430614406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1346163211863">
                <text:p>18.1346163211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5955351072835">
                <text:p>18.5955351072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2408960156159">
                <text:p>19.2408960156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781999662708">
                <text:p>19.781999662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4903041806279">
                <text:p>20.490304180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0024074208515">
                <text:p>21.0024074208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7273964538242">
                <text:p>21.7273964538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4816966148103">
                <text:p>22.4816966148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2722238104982">
                <text:p>23.2722238104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872023589558">
                <text:p>23.2872023589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2499374482761">
                <text:p>23.2499374482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2917253522608">
                <text:p>23.2917253522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284976880613">
                <text:p>23.284976880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2369381296013">
                <text:p>23.2369381296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518991107527">
                <text:p>23.5189911075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3233791019633">
                <text:p>23.3233791019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812542971926">
                <text:p>23.5812542971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5463888469825">
                <text:p>23.546388846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2034871623744">
                <text:p>23.2034871623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2230400264992">
                <text:p>23.22304002649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2058092348596">
                <text:p>23.2058092348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2152685323256">
                <text:p>23.2152685323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2565175012194">
                <text:p>23.2565175012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1784998482359">
                <text:p>23.178499848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2004029068873">
                <text:p>23.2004029068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1870525657692">
                <text:p>23.1870525657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1786598192812">
                <text:p>23.1786598192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1916068886374">
                <text:p>23.1916068886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168577864776">
                <text:p>23.168577864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1769054931189">
                <text:p>23.1769054931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1566494622248">
                <text:p>23.1566494622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1670738793545">
                <text:p>23.1670738793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1282984067268">
                <text:p>23.12829840672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